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face style:name="Tahoma" svg:font-family="Tahoma"/>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style="normal" style:text-underline-style="none" style:font-size-asian="12pt" style:font-style-asian="normal" style:font-size-complex="12pt" style:font-style-complex="normal"/>
    </style:style>
    <style:style style:name="P2" style:family="paragraph" style:parent-style-name="Standard">
      <style:paragraph-properties fo:text-align="justify" style:justify-single-word="false"/>
      <style:text-properties fo:font-size="12pt" fo:language="en" fo:country="US" style:text-underline-style="solid" style:text-underline-width="auto" style:text-underline-color="font-color" style:font-size-asian="12pt" style:font-size-complex="12pt"/>
    </style:style>
    <style:style style:name="P3" style:family="paragraph" style:parent-style-name="Standard">
      <style:paragraph-properties fo:text-align="justify" style:justify-single-word="false"/>
      <style:text-properties fo:font-size="12pt" fo:language="en" fo:country="US" style:text-underline-style="none" style:font-size-asian="12pt" style:font-size-complex="12pt"/>
    </style:style>
    <style:style style:name="P4" style:family="paragraph" style:parent-style-name="Standard">
      <style:paragraph-properties fo:text-align="justify" style:justify-single-word="false"/>
      <style:text-properties style:text-underline-style="solid" style:text-underline-width="auto" style:text-underline-color="font-color"/>
    </style:style>
    <style:style style:name="P5" style:family="paragraph" style:parent-style-name="Standard">
      <style:paragraph-properties fo:text-align="justify" style:justify-single-word="false"/>
      <style:text-properties style:text-underline-style="none"/>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2d32f6"/>
    </style:style>
    <style:style style:name="P8" style:family="paragraph" style:parent-style-name="Standard">
      <style:text-properties fo:language="en" fo:country="US"/>
    </style:style>
    <style:style style:name="P9" style:family="paragraph" style:parent-style-name="Standard">
      <style:text-properties fo:language="en" fo:country="US" style:text-underline-style="solid" style:text-underline-width="auto" style:text-underline-color="font-color"/>
    </style:style>
    <style:style style:name="P10" style:family="paragraph" style:parent-style-name="Standard">
      <style:paragraph-properties fo:text-align="justify" style:justify-single-word="false"/>
      <style:text-properties fo:language="en" fo:country="US" style:text-underline-style="solid" style:text-underline-width="auto" style:text-underline-color="font-color"/>
    </style:style>
    <style:style style:name="P11" style:family="paragraph" style:parent-style-name="Standard">
      <style:paragraph-properties fo:text-align="start" style:justify-single-word="false"/>
      <style:text-properties fo:language="en" fo:country="US" style:text-underline-style="none" officeooo:paragraph-rsid="0029fe04"/>
    </style:style>
    <style:style style:name="P12" style:family="paragraph" style:parent-style-name="Standard">
      <style:text-properties fo:language="en" fo:country="US" officeooo:paragraph-rsid="002d32f6"/>
    </style:style>
    <style:style style:name="P13" style:family="paragraph" style:parent-style-name="Standard">
      <style:text-properties style:font-name="Times New Roman" fo:language="en" fo:country="US"/>
    </style:style>
    <style:style style:name="P14" style:family="paragraph" style:parent-style-name="Standard">
      <style:text-properties style:font-name="Times New Roman" fo:language="en" fo:country="US" style:text-underline-style="none"/>
    </style:style>
    <style:style style:name="P15" style:family="paragraph" style:parent-style-name="Standard">
      <style:paragraph-properties fo:text-align="justify" style:justify-single-word="false"/>
      <style:text-properties style:font-name="Times New Roman" fo:language="en" fo:country="US" style:text-underline-style="none"/>
    </style:style>
    <style:style style:name="P16" style:family="paragraph" style:parent-style-name="Standard">
      <style:paragraph-properties fo:text-align="justify" style:justify-single-word="false"/>
      <style:text-properties style:font-name="Times New Roman" fo:language="en" fo:country="US" style:text-underline-style="none" officeooo:paragraph-rsid="002d32f6"/>
    </style:style>
    <style:style style:name="P17" style:family="paragraph" style:parent-style-name="Standard">
      <style:text-properties style:font-name="Times New Roman" fo:language="en" fo:country="US" style:text-underline-style="none" officeooo:paragraph-rsid="002d32f6"/>
    </style:style>
    <style:style style:name="P18" style:family="paragraph" style:parent-style-name="Standard">
      <style:paragraph-properties fo:text-align="start" style:justify-single-word="false"/>
      <style:text-properties style:font-name="Times New Roman" fo:language="en" fo:country="US" style:text-underline-style="none"/>
    </style:style>
    <style:style style:name="P19" style:family="paragraph" style:parent-style-name="Standard">
      <style:text-properties style:font-name="Times New Roman" fo:language="en" fo:country="US" style:text-underline-style="none" officeooo:rsid="00164bce" officeooo:paragraph-rsid="00289c89"/>
    </style:style>
    <style:style style:name="P20" style:family="paragraph" style:parent-style-name="Standard">
      <style:paragraph-properties fo:text-align="justify" style:justify-single-word="false"/>
      <style:text-properties style:font-name="Times New Roman" fo:language="en" fo:country="US"/>
    </style:style>
    <style:style style:name="P21" style:family="paragraph" style:parent-style-name="Standard">
      <style:paragraph-properties fo:text-align="start" style:justify-single-word="false"/>
      <style:text-properties style:font-name="Times New Roman" fo:language="en" fo:country="US" officeooo:paragraph-rsid="001f0afd"/>
    </style:style>
    <style:style style:name="P22" style:family="paragraph" style:parent-style-name="Standard">
      <style:text-properties style:font-name="Times New Roman" fo:language="en" fo:country="US" style:text-underline-style="solid" style:text-underline-width="auto" style:text-underline-color="font-color"/>
    </style:style>
    <style:style style:name="P23" style:family="paragraph" style:parent-style-name="Standard">
      <style:paragraph-properties fo:text-align="start" style:justify-single-word="false"/>
      <style:text-properties style:font-name="Times New Roman" fo:language="en" fo:country="US" style:text-underline-style="solid" style:text-underline-width="auto" style:text-underline-color="font-color" officeooo:paragraph-rsid="00226109"/>
    </style:style>
    <style:style style:name="P24" style:family="paragraph" style:parent-style-name="Standard">
      <style:text-properties style:font-name="Times New Roman" fo:language="en" fo:country="US" style:text-underline-style="solid" style:text-underline-width="auto" style:text-underline-color="font-color" officeooo:paragraph-rsid="001f0afd"/>
    </style:style>
    <style:style style:name="P25" style:family="paragraph" style:parent-style-name="Standard">
      <style:text-properties style:font-name="Times New Roman" fo:language="en" fo:country="US" style:text-underline-style="solid" style:text-underline-width="auto" style:text-underline-color="font-color" officeooo:paragraph-rsid="001c1758"/>
    </style:style>
    <style:style style:name="P26" style:family="paragraph" style:parent-style-name="Standard">
      <style:text-properties style:font-name="Times New Roman" fo:language="en" fo:country="US" officeooo:paragraph-rsid="0025a40f"/>
    </style:style>
    <style:style style:name="P27" style:family="paragraph" style:parent-style-name="Standard">
      <style:paragraph-properties fo:text-align="justify" style:justify-single-word="false"/>
      <style:text-properties style:font-name="Times New Roman" fo:font-size="12pt" fo:language="en" fo:country="US" style:text-underline-style="none" style:font-size-asian="12pt" style:font-size-complex="12pt"/>
    </style:style>
    <style:style style:name="P28" style:family="paragraph" style:parent-style-name="Standard">
      <style:paragraph-properties fo:text-align="justify" style:justify-single-word="false"/>
      <style:text-properties style:font-name="Times New Roman" fo:font-size="12pt" fo:language="en" fo:country="US" style:text-underline-style="none" officeooo:paragraph-rsid="002ef0cc" style:font-size-asian="12pt" style:font-size-complex="12pt"/>
    </style:style>
    <style:style style:name="P29" style:family="paragraph" style:parent-style-name="Standard">
      <style:paragraph-properties fo:text-align="justify" style:justify-single-word="false"/>
      <style:text-properties style:font-name="Times New Roman" fo:font-size="12pt" fo:language="en" fo:country="US" fo:font-style="normal" style:text-underline-style="none" style:font-size-asian="12pt" style:font-style-asian="normal" style:font-size-complex="12pt" style:font-style-complex="normal"/>
    </style:style>
    <style:style style:name="P30" style:family="paragraph" style:parent-style-name="Standard">
      <style:paragraph-properties fo:text-align="justify" style:justify-single-word="false"/>
      <style:text-properties style:font-name="Times New Roman" fo:font-size="12pt" fo:language="en" fo:country="US" fo:font-style="normal" style:text-underline-style="solid" style:text-underline-width="auto" style:text-underline-color="font-color" style:font-size-asian="12pt" style:font-style-asian="normal" style:font-size-complex="12pt" style:font-style-complex="normal"/>
    </style:style>
    <style:style style:name="P31" style:family="paragraph" style:parent-style-name="Standard">
      <style:paragraph-properties fo:text-align="justify" style:justify-single-word="false"/>
      <style:text-properties style:font-name="Times New Roman"/>
    </style:style>
    <style:style style:name="P32" style:family="paragraph" style:parent-style-name="Standard">
      <style:text-properties style:font-name="Times New Roman" officeooo:paragraph-rsid="00289c89"/>
    </style:style>
    <style:style style:name="P33" style:family="paragraph" style:parent-style-name="Standard">
      <style:text-properties style:font-name="Times New Roman" officeooo:paragraph-rsid="0031a594"/>
    </style:style>
    <style:style style:name="P34" style:family="paragraph" style:parent-style-name="Contents_20_3">
      <style:paragraph-properties fo:text-align="justify" style:justify-single-word="false"/>
      <style:text-properties officeooo:paragraph-rsid="001c1758"/>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Contents_20_3">
      <style:paragraph-properties fo:text-align="justify" style:justify-single-word="false"/>
      <style:text-properties style:font-name="Times New Roman" fo:language="en" fo:country="US" officeooo:rsid="001c1758" officeooo:paragraph-rsid="001c1758"/>
    </style:style>
    <style:style style:name="P37" style:family="paragraph" style:parent-style-name="Standard">
      <style:paragraph-properties fo:margin-left="0cm" fo:margin-right="0cm" fo:text-align="justify" style:justify-single-word="false" fo:text-indent="0cm" style:auto-text-indent="false"/>
      <style:text-properties style:font-name="Times New Roman" fo:font-size="12pt" fo:language="en" fo:country="US" fo:font-style="normal" style:text-underline-style="none" style:font-size-asian="12pt" style:font-style-asian="normal" style:font-size-complex="12pt" style:font-style-complex="normal"/>
    </style:style>
    <style:style style:name="P38" style:family="paragraph" style:parent-style-name="Contents_20_2">
      <style:paragraph-properties>
        <style:tab-stops>
          <style:tab-stop style:position="17cm" style:type="right" style:leader-style="dotted" style:leader-text="."/>
        </style:tab-stops>
      </style:paragraph-properties>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ANleitung_20_1">
      <style:text-properties fo:language="en" fo:country="US"/>
    </style:style>
    <style:style style:name="P41" style:family="paragraph" style:parent-style-name="ANleitung_20_1" style:list-style-name="">
      <style:text-properties fo:language="en" fo:country="US"/>
    </style:style>
    <style:style style:name="P42" style:family="paragraph" style:parent-style-name="ANleitung_20_1">
      <style:text-properties style:font-name="Times New Roman" fo:language="en" fo:country="US"/>
    </style:style>
    <style:style style:name="P43" style:family="paragraph" style:parent-style-name="ANleitung_20_1">
      <style:text-properties style:font-name="Times New Roman" fo:language="en" fo:country="US" officeooo:paragraph-rsid="002d32f6"/>
    </style:style>
    <style:style style:name="P44" style:family="paragraph" style:parent-style-name="ANleitung_20_1">
      <style:text-properties style:font-name="Times New Roman" fo:language="en" fo:country="US" officeooo:paragraph-rsid="00289c89"/>
    </style:style>
    <style:style style:name="P45" style:family="paragraph" style:parent-style-name="ANleitung_20_1">
      <style:paragraph-properties fo:break-before="page"/>
      <style:text-properties fo:language="en" fo:country="US"/>
    </style:style>
    <style:style style:name="P46" style:family="paragraph" style:parent-style-name="Anleitung_20_2">
      <style:text-properties fo:language="en" fo:country="US"/>
    </style:style>
    <style:style style:name="P47" style:family="paragraph" style:parent-style-name="Anleitung_20_2">
      <style:paragraph-properties fo:text-align="justify" style:justify-single-word="false"/>
      <style:text-properties fo:language="en" fo:country="US"/>
    </style:style>
    <style:style style:name="P48" style:family="paragraph" style:parent-style-name="Anleitung_20_2">
      <style:paragraph-properties fo:text-align="justify" style:justify-single-word="false"/>
      <style:text-properties fo:font-size="14pt" fo:language="en" fo:country="US" style:text-underline-style="solid" style:text-underline-width="auto" style:text-underline-color="font-color" style:font-size-asian="14pt" style:font-size-complex="14pt"/>
    </style:style>
    <style:style style:name="P49" style:family="paragraph" style:parent-style-name="Anleitung_20_2">
      <style:text-properties style:font-name="Times New Roman"/>
    </style:style>
    <style:style style:name="P50" style:family="paragraph" style:parent-style-name="Anleitung_20_2">
      <style:paragraph-properties fo:text-align="justify" style:justify-single-word="false"/>
      <style:text-properties style:font-name="Times New Roman" fo:font-size="12pt" fo:language="en" fo:country="US" style:text-underline-style="solid" style:text-underline-width="auto" style:text-underline-color="font-color" officeooo:paragraph-rsid="002d32f6" style:font-size-asian="12pt" style:font-size-complex="12pt"/>
    </style:style>
    <style:style style:name="P51" style:family="paragraph" style:parent-style-name="Anleitung_20_2">
      <style:text-properties style:font-name="Times New Roman" fo:language="en" fo:country="US"/>
    </style:style>
    <style:style style:name="P52" style:family="paragraph" style:parent-style-name="Anleitung_20_2" style:list-style-name="">
      <style:text-properties style:font-name="Times New Roman" fo:language="en" fo:country="US"/>
    </style:style>
    <style:style style:name="P53" style:family="paragraph" style:parent-style-name="Anleitung_20_2">
      <style:text-properties style:font-name="Times New Roman" officeooo:paragraph-rsid="002d32f6"/>
    </style:style>
    <style:style style:name="P54" style:family="paragraph" style:parent-style-name="Anleitung_20_2">
      <style:paragraph-properties fo:break-before="page"/>
      <style:text-properties style:font-name="Times New Roman" fo:language="en" fo:country="US"/>
    </style:style>
    <style:style style:name="P55" style:family="paragraph" style:parent-style-name="Anleitung_20_3">
      <style:text-properties style:font-name="Times New Roman"/>
    </style:style>
    <style:style style:name="P56" style:family="paragraph" style:parent-style-name="Anleitung_20_3">
      <style:text-properties style:font-name="Times New Roman" fo:language="en" fo:country="U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7cm" style:type="right" style:leader-style="dotted" style:leader-text="."/>
        </style:tab-stops>
      </style:paragraph-properties>
    </style:style>
    <style:style style:name="P59" style:family="paragraph" style:parent-style-name="Contents_20_3">
      <style:paragraph-properties>
        <style:tab-stops>
          <style:tab-stop style:position="17cm" style:type="right" style:leader-style="dotted" style:leader-text="."/>
        </style:tab-stops>
      </style:paragraph-properties>
    </style:style>
    <style:style style:name="P60" style:family="paragraph" style:parent-style-name="Preformatted_20_Text" style:list-style-name="L11">
      <style:paragraph-properties fo:text-align="start" style:justify-single-word="false"/>
      <style:text-properties fo:language="en" fo:country="US" style:text-underline-style="none" officeooo:paragraph-rsid="0027b028"/>
    </style:style>
    <style:style style:name="P61" style:family="paragraph" style:parent-style-name="Standard" style:list-style-name="L1">
      <style:paragraph-properties fo:text-align="justify" style:justify-single-word="false"/>
    </style:style>
    <style:style style:name="P62" style:family="paragraph" style:parent-style-name="Standard" style:list-style-name="L1">
      <style:paragraph-properties fo:text-align="justify" style:justify-single-word="false"/>
      <style:text-properties fo:font-size="12pt" fo:language="en" fo:country="US" style:text-underline-style="none" style:font-size-asian="12pt" style:font-size-complex="12pt"/>
    </style:style>
    <style:style style:name="P63" style:family="paragraph" style:parent-style-name="Standard" style:list-style-name="L5">
      <style:paragraph-properties fo:text-align="justify" style:justify-single-word="false"/>
      <style:text-properties fo:font-size="12pt" fo:font-style="normal" style:text-underline-style="none" officeooo:paragraph-rsid="0031a594" style:font-size-asian="12pt" style:font-style-asian="normal" style:font-size-complex="12pt" style:font-style-complex="normal"/>
    </style:style>
    <style:style style:name="P64" style:family="paragraph" style:parent-style-name="Standard" style:list-style-name="L2">
      <style:paragraph-properties fo:text-align="justify" style:justify-single-word="false"/>
      <style:text-properties style:font-name="Times New Roman" fo:font-size="12pt" fo:language="en" fo:country="US" style:text-underline-style="none" style:font-size-asian="12pt" style:font-size-complex="12pt"/>
    </style:style>
    <style:style style:name="P65" style:family="paragraph" style:parent-style-name="Standard" style:list-style-name="L15">
      <style:text-properties style:font-name="Times New Roman" fo:font-size="12pt" fo:language="en" fo:country="US" style:text-underline-style="none" officeooo:rsid="001c1758" officeooo:paragraph-rsid="001c1758" style:font-size-asian="12pt"/>
    </style:style>
    <style:style style:name="P66" style:family="paragraph" style:parent-style-name="Standard" style:list-style-name="L3">
      <style:paragraph-properties fo:text-align="justify" style:justify-single-word="false"/>
      <style:text-properties style:font-name="Times New Roman" fo:font-size="12pt" fo:language="en" fo:country="US" fo:font-style="normal" style:text-underline-style="none" style:font-size-asian="12pt" style:font-style-asian="normal" style:font-size-complex="12pt" style:font-style-complex="normal"/>
    </style:style>
    <style:style style:name="P67" style:family="paragraph" style:parent-style-name="Standard" style:list-style-name="L5">
      <style:paragraph-properties fo:text-align="justify" style:justify-single-word="false"/>
      <style:text-properties style:font-name="Times New Roman" fo:font-size="12pt" fo:language="en" fo:country="US" fo:font-style="normal" style:text-underline-style="none" style:font-size-asian="12pt" style:font-style-asian="normal" style:font-size-complex="12pt" style:font-style-complex="normal"/>
    </style:style>
    <style:style style:name="P68" style:family="paragraph" style:parent-style-name="Standard" style:list-style-name="L6">
      <style:paragraph-properties fo:text-align="justify" style:justify-single-word="false"/>
      <style:text-properties style:font-name="Times New Roman" fo:font-size="12pt" fo:language="en" fo:country="US" fo:font-style="normal" style:text-underline-style="none" style:font-size-asian="12pt" style:font-style-asian="normal" style:font-size-complex="12pt" style:font-style-complex="normal"/>
    </style:style>
    <style:style style:name="P69" style:family="paragraph" style:parent-style-name="Standard" style:list-style-name="L7">
      <style:paragraph-properties fo:text-align="justify" style:justify-single-word="false"/>
      <style:text-properties style:font-name="Times New Roman" fo:font-size="12pt" fo:language="en" fo:country="US" fo:font-style="normal" style:text-underline-style="none" style:font-size-asian="12pt" style:font-style-asian="normal" style:font-size-complex="12pt" style:font-style-complex="normal"/>
    </style:style>
    <style:style style:name="P70" style:family="paragraph" style:parent-style-name="Standard" style:list-style-name="L4">
      <style:text-properties style:font-name="Times New Roman" fo:language="en" fo:country="US"/>
    </style:style>
    <style:style style:name="P71" style:family="paragraph" style:parent-style-name="Standard" style:list-style-name="L8">
      <style:paragraph-properties fo:text-align="start" style:justify-single-word="false"/>
      <style:text-properties style:font-name="Times New Roman" fo:language="en" fo:country="US" style:text-underline-style="none"/>
    </style:style>
    <style:style style:name="P72" style:family="paragraph" style:parent-style-name="Standard" style:list-style-name="L10">
      <style:paragraph-properties fo:text-align="start" style:justify-single-word="false"/>
      <style:text-properties style:font-name="Times New Roman" fo:language="en" fo:country="US" style:text-underline-style="none" officeooo:paragraph-rsid="00289c89"/>
    </style:style>
    <style:style style:name="P73" style:family="paragraph" style:parent-style-name="Standard" style:list-style-name="L9">
      <style:text-properties style:font-name="Times New Roman" fo:language="en" fo:country="US" style:text-underline-style="none" officeooo:rsid="0032dcc7" officeooo:paragraph-rsid="0032dcc7"/>
    </style:style>
    <style:style style:name="P74" style:family="paragraph" style:parent-style-name="Standard" style:list-style-name="L10">
      <style:paragraph-properties fo:text-align="start" style:justify-single-word="false"/>
      <style:text-properties style:font-name="Times New Roman" fo:language="en" fo:country="US" style:text-underline-style="none" officeooo:rsid="0023cd92" officeooo:paragraph-rsid="002ef0cc"/>
    </style:style>
    <style:style style:name="P75" style:family="paragraph" style:parent-style-name="Standard" style:list-style-name="L10">
      <style:paragraph-properties fo:text-align="start" style:justify-single-word="false"/>
      <style:text-properties style:font-name="Times New Roman" fo:language="en" fo:country="US" style:text-underline-style="none" officeooo:rsid="002492b1" officeooo:paragraph-rsid="00289c89"/>
    </style:style>
    <style:style style:name="P76" style:family="paragraph" style:parent-style-name="Standard" style:list-style-name="L11">
      <style:paragraph-properties fo:text-align="start" style:justify-single-word="false"/>
      <style:text-properties style:font-name="Times New Roman" fo:language="en" fo:country="US" style:text-underline-style="none" officeooo:rsid="0027b028" officeooo:paragraph-rsid="0027b028"/>
    </style:style>
    <style:style style:name="P77" style:family="paragraph" style:parent-style-name="Standard" style:list-style-name="L12">
      <style:paragraph-properties fo:text-align="start" style:justify-single-word="false"/>
      <style:text-properties style:font-name="Times New Roman" fo:language="en" fo:country="US" style:text-underline-style="none" officeooo:rsid="0025a40f" officeooo:paragraph-rsid="0025a40f"/>
    </style:style>
    <style:style style:name="P78" style:family="paragraph" style:parent-style-name="Standard" style:list-style-name="L13">
      <style:paragraph-properties fo:text-align="start" style:justify-single-word="false"/>
      <style:text-properties style:font-name="Times New Roman" fo:language="en" fo:country="US" style:text-underline-style="none" officeooo:rsid="0017bbc2" officeooo:paragraph-rsid="00226109"/>
    </style:style>
    <style:style style:name="P79" style:family="paragraph" style:parent-style-name="Standard" style:list-style-name="L15">
      <style:text-properties style:font-name="Times New Roman" fo:language="en" fo:country="US" style:text-underline-style="none" officeooo:paragraph-rsid="001c1758"/>
    </style:style>
    <style:style style:name="P80" style:family="paragraph" style:parent-style-name="Standard" style:list-style-name="L16">
      <style:text-properties style:font-name="Times New Roman" fo:language="en" fo:country="US" style:text-underline-style="none" officeooo:paragraph-rsid="001c1758"/>
    </style:style>
    <style:style style:name="P81" style:family="paragraph" style:parent-style-name="Standard" style:list-style-name="L18">
      <style:text-properties style:font-name="Times New Roman" fo:language="en" fo:country="US" style:text-underline-style="none"/>
    </style:style>
    <style:style style:name="P82" style:family="paragraph" style:parent-style-name="Standard">
      <style:text-properties style:font-name="Times New Roman" fo:language="en" fo:country="US" style:text-underline-style="none" officeooo:rsid="0014eb05" officeooo:paragraph-rsid="002ef0cc"/>
    </style:style>
    <style:style style:name="P83" style:family="paragraph" style:parent-style-name="Standard" style:list-style-name="L10">
      <style:paragraph-properties fo:text-align="start" style:justify-single-word="false"/>
      <style:text-properties style:font-name="Times New Roman" fo:language="en" fo:country="US" officeooo:paragraph-rsid="00289c89"/>
    </style:style>
    <style:style style:name="P84" style:family="paragraph" style:parent-style-name="Standard" style:list-style-name="L12">
      <style:paragraph-properties fo:text-align="start" style:justify-single-word="false"/>
      <style:text-properties style:font-name="Times New Roman" fo:language="en" fo:country="US" officeooo:paragraph-rsid="0025a40f"/>
    </style:style>
    <style:style style:name="P85" style:family="paragraph" style:parent-style-name="Standard" style:list-style-name="L13">
      <style:paragraph-properties fo:text-align="start" style:justify-single-word="false"/>
      <style:text-properties style:font-name="Times New Roman" fo:language="en" fo:country="US" officeooo:paragraph-rsid="00226109"/>
    </style:style>
    <style:style style:name="P86" style:family="paragraph" style:parent-style-name="Standard" style:list-style-name="L12">
      <style:paragraph-properties fo:text-align="start" style:justify-single-word="false"/>
      <style:text-properties style:font-name="Times New Roman" fo:language="en" fo:country="US" style:text-underline-style="solid" style:text-underline-width="auto" style:text-underline-color="font-color" officeooo:rsid="00015807" officeooo:paragraph-rsid="0015a09b"/>
    </style:style>
    <style:style style:name="P87" style:family="paragraph" style:parent-style-name="Standard" style:list-style-name="L14">
      <style:paragraph-properties fo:text-align="start" style:justify-single-word="false"/>
      <style:text-properties style:font-name="Times New Roman" fo:language="en" fo:country="US" style:text-underline-style="solid" style:text-underline-width="auto" style:text-underline-color="font-color" officeooo:rsid="001267e4" officeooo:paragraph-rsid="001f0afd"/>
    </style:style>
    <style:style style:name="P88" style:family="paragraph" style:parent-style-name="Standard" style:list-style-name="L14">
      <style:paragraph-properties fo:text-align="start" style:justify-single-word="false"/>
      <style:text-properties style:font-name="Times New Roman" fo:language="en" fo:country="US" style:text-underline-style="solid" style:text-underline-width="auto" style:text-underline-color="font-color" officeooo:paragraph-rsid="002174aa"/>
    </style:style>
    <style:style style:name="P89" style:family="paragraph" style:parent-style-name="Standard">
      <style:text-properties style:font-name="Times New Roman" fo:language="en" fo:country="US" style:text-underline-style="solid" style:text-underline-width="auto" style:text-underline-color="font-color" officeooo:paragraph-rsid="001c1758"/>
    </style:style>
    <style:style style:name="P90" style:family="paragraph" style:parent-style-name="Standard" style:list-style-name="L13">
      <style:paragraph-properties fo:text-align="start" style:justify-single-word="false"/>
      <style:text-properties style:font-name="Times New Roman" fo:language="en" fo:country="US" officeooo:rsid="00226109" officeooo:paragraph-rsid="00226109"/>
    </style:style>
    <style:style style:name="P91" style:family="paragraph" style:parent-style-name="Standard" style:list-style-name="L17">
      <style:text-properties style:font-name="Times New Roman" fo:language="en" fo:country="US"/>
    </style:style>
    <style:style style:name="P92" style:family="paragraph" style:parent-style-name="Standard" style:list-style-name="L19">
      <style:text-properties style:font-name="Times New Roman" fo:language="en" fo:country="US"/>
    </style:style>
    <style:style style:name="P93" style:family="paragraph" style:parent-style-name="Standard" style:list-style-name="L9">
      <style:text-properties style:font-name="Times New Roman" style:text-underline-style="none" officeooo:rsid="0031a594" officeooo:paragraph-rsid="0031a594"/>
    </style:style>
    <style:style style:name="P94" style:family="paragraph" style:parent-style-name="Standard" style:list-style-name="L9">
      <style:text-properties style:font-name="Times New Roman" style:text-underline-style="none" officeooo:rsid="0032dcc7" officeooo:paragraph-rsid="0032dcc7"/>
    </style:style>
    <style:style style:name="P95" style:family="paragraph" style:parent-style-name="Standard" style:list-style-name="L11">
      <style:paragraph-properties fo:text-align="start" style:justify-single-word="false"/>
      <style:text-properties style:font-name="Times New Roman" style:text-underline-style="none" officeooo:rsid="0006ce2e" officeooo:paragraph-rsid="0027b028"/>
    </style:style>
    <style:style style:name="P96" style:family="paragraph" style:parent-style-name="Standard" style:list-style-name="L11">
      <style:paragraph-properties fo:text-align="start" style:justify-single-word="false"/>
      <style:text-properties style:font-name="Times New Roman" officeooo:paragraph-rsid="0027b028"/>
    </style:style>
    <style:style style:name="P97" style:family="paragraph" style:parent-style-name="Standard" style:list-style-name="L8">
      <style:paragraph-properties fo:text-align="start" style:justify-single-word="false"/>
      <style:text-properties style:text-underline-style="none"/>
    </style:style>
    <style:style style:name="P98" style:family="paragraph" style:parent-style-name="Standard" style:list-style-name="L15">
      <style:text-properties style:text-underline-style="none" officeooo:rsid="001c1758" officeooo:paragraph-rsid="001c1758"/>
    </style:style>
    <style:style style:name="P99" style:family="paragraph" style:parent-style-name="Standard">
      <style:paragraph-properties fo:break-before="page"/>
      <style:text-properties style:font-name="Times New Roman" fo:language="en" fo:country="US" style:text-underline-style="solid" style:text-underline-width="auto" style:text-underline-color="font-color" officeooo:paragraph-rsid="001c1758"/>
    </style:style>
    <style:style style:name="P100" style:family="paragraph" style:parent-style-name="Standard">
      <style:paragraph-properties fo:break-before="page"/>
      <style:text-properties style:font-name="Times New Roman" officeooo:paragraph-rsid="002ef0cc"/>
    </style:style>
    <style:style style:name="T1" style:family="text">
      <style:text-properties fo:font-size="12pt" fo:font-style="normal" style:font-size-asian="12pt" style:font-style-asian="normal" style:font-size-complex="12pt" style:font-style-complex="normal"/>
    </style:style>
    <style:style style:name="T2" style:family="text">
      <style:text-properties fo:font-size="12pt" fo:language="en" fo:country="US" style:text-underline-style="none" style:font-size-asian="12pt" style:font-size-complex="12pt"/>
    </style:style>
    <style:style style:name="T3" style:family="text">
      <style:text-properties fo:font-size="12pt" fo:language="en" fo:country="US" fo:font-style="normal" style:text-underline-style="none" style:font-size-asian="12pt" style:font-style-asian="normal" style:font-size-complex="12pt" style:font-style-complex="normal"/>
    </style:style>
    <style:style style:name="T4" style:family="text">
      <style:text-properties fo:font-size="12pt" fo:language="en" fo:country="US" fo:font-style="normal" style:text-underline-style="none" officeooo:rsid="002a89e1" style:font-size-asian="12pt" style:font-style-asian="normal" style:font-size-complex="12pt" style:font-style-complex="normal"/>
    </style:style>
    <style:style style:name="T5" style:family="text">
      <style:text-properties fo:font-size="12pt" officeooo:rsid="002c36ba" style:font-size-asian="12pt" style:font-size-complex="12pt"/>
    </style:style>
    <style:style style:name="T6" style:family="text">
      <style:text-properties fo:font-size="12pt" officeooo:rsid="002d32f6" style:font-size-asian="12pt" style:font-size-complex="12pt"/>
    </style:style>
    <style:style style:name="T7" style:family="text">
      <style:text-properties style:text-underline-style="none"/>
    </style:style>
    <style:style style:name="T8" style:family="text">
      <style:text-properties style:text-underline-style="none" officeooo:rsid="001267e4"/>
    </style:style>
    <style:style style:name="T9" style:family="text">
      <style:text-properties style:text-underline-style="none" officeooo:rsid="000e8f45"/>
    </style:style>
    <style:style style:name="T10" style:family="text">
      <style:text-properties style:text-underline-style="none" officeooo:rsid="001f0afd"/>
    </style:style>
    <style:style style:name="T11" style:family="text">
      <style:text-properties style:text-underline-style="none" officeooo:rsid="002174aa"/>
    </style:style>
    <style:style style:name="T12" style:family="text">
      <style:text-properties style:text-underline-style="none" officeooo:rsid="00015807"/>
    </style:style>
    <style:style style:name="T13" style:family="text">
      <style:text-properties style:text-underline-style="none" officeooo:rsid="0017bbc2"/>
    </style:style>
    <style:style style:name="T14" style:family="text">
      <style:text-properties style:text-underline-style="none" officeooo:rsid="0015a09b"/>
    </style:style>
    <style:style style:name="T15" style:family="text">
      <style:text-properties style:text-underline-style="none" officeooo:rsid="0025a40f"/>
    </style:style>
    <style:style style:name="T16" style:family="text">
      <style:text-properties style:text-underline-style="none" officeooo:rsid="0011cbe6"/>
    </style:style>
    <style:style style:name="T17" style:family="text">
      <style:text-properties style:text-underline-style="none" officeooo:rsid="002492b1"/>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16pt" fo:font-weight="bold" officeooo:rsid="00289c89" style:font-size-asian="16pt" style:font-weight-asian="bold" style:font-size-complex="16pt" style:font-weight-complex="bold"/>
    </style:style>
    <style:style style:name="T20" style:family="text">
      <style:text-properties fo:font-size="16pt" fo:font-weight="bold" officeooo:rsid="002b4190" style:font-size-asian="16pt" style:font-weight-asian="bold" style:font-size-complex="16pt" style:font-weight-complex="bold"/>
    </style:style>
    <style:style style:name="T21" style:family="text">
      <style:text-properties fo:font-size="16pt" fo:font-weight="bold" officeooo:rsid="002d32f6" style:font-size-asian="16pt" style:font-weight-asian="bold" style:font-size-complex="16pt" style:font-weight-complex="bold"/>
    </style:style>
    <style:style style:name="T22" style:family="text">
      <style:text-properties fo:font-size="16pt" fo:font-weight="bold" officeooo:rsid="002ef0cc" style:font-size-asian="16pt" style:font-weight-asian="bold" style:font-size-complex="16pt" style:font-weight-complex="bold"/>
    </style:style>
    <style:style style:name="T23" style:family="text">
      <style:text-properties fo:font-size="16pt" fo:font-weight="bold" officeooo:rsid="003793ae" style:font-size-asian="16pt" style:font-weight-asian="bold" style:font-size-complex="16pt" style:font-weight-complex="bold"/>
    </style:style>
    <style:style style:name="T24" style:family="text">
      <style:text-properties fo:font-size="32pt" fo:font-weight="bold" style:font-size-asian="32pt" style:font-weight-asian="bold" style:font-size-complex="32pt" style:font-weight-complex="bold"/>
    </style:style>
    <style:style style:name="T25" style:family="text">
      <style:text-properties fo:font-size="32pt" fo:font-weight="bold" officeooo:rsid="00201149" style:font-size-asian="32pt" style:font-weight-asian="bold" style:font-size-complex="32pt" style:font-weight-complex="bold"/>
    </style:style>
    <style:style style:name="T26" style:family="text">
      <style:text-properties fo:font-size="32pt" fo:font-weight="bold" officeooo:rsid="002d32f6" style:font-size-asian="32pt" style:font-weight-asian="bold" style:font-size-complex="32pt" style:font-weight-complex="bold"/>
    </style:style>
    <style:style style:name="T27" style:family="text">
      <style:text-properties fo:font-size="32pt" fo:font-weight="bold" officeooo:rsid="003793ae" style:font-size-asian="32pt" style:font-weight-asian="bold" style:font-size-complex="32pt" style:font-weight-complex="bold"/>
    </style:style>
    <style:style style:name="T28" style:family="text">
      <style:text-properties fo:font-weight="bold" style:font-weight-asian="bold" style:font-weight-complex="bold"/>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1267e4"/>
    </style:style>
    <style:style style:name="T31" style:family="text">
      <style:text-properties style:text-underline-style="solid" style:text-underline-width="auto" style:text-underline-color="font-color" officeooo:rsid="001f0afd"/>
    </style:style>
    <style:style style:name="T32" style:family="text">
      <style:text-properties style:text-underline-style="solid" style:text-underline-width="auto" style:text-underline-color="font-color" officeooo:rsid="0014eb05"/>
    </style:style>
    <style:style style:name="T33" style:family="text">
      <style:text-properties style:text-underline-style="solid" style:text-underline-width="auto" style:text-underline-color="font-color" officeooo:rsid="0015a09b"/>
    </style:style>
    <style:style style:name="T34" style:family="text">
      <style:text-properties style:text-underline-style="solid" style:text-underline-width="auto" style:text-underline-color="font-color" officeooo:rsid="00015807"/>
    </style:style>
    <style:style style:name="T35" style:family="text">
      <style:text-properties style:text-underline-style="solid" style:text-underline-width="auto" style:text-underline-color="font-color" officeooo:rsid="0023b4dd"/>
    </style:style>
    <style:style style:name="T36" style:family="text">
      <style:text-properties style:text-underline-style="solid" style:text-underline-width="auto" style:text-underline-color="font-color" officeooo:rsid="0017bbc2"/>
    </style:style>
    <style:style style:name="T37" style:family="text">
      <style:text-properties officeooo:rsid="001c1758"/>
    </style:style>
    <style:style style:name="T38" style:family="text">
      <style:text-properties fo:language="en" fo:country="US"/>
    </style:style>
    <style:style style:name="T39" style:family="text">
      <style:text-properties fo:language="en" fo:country="US" style:text-underline-style="solid" style:text-underline-width="auto" style:text-underline-color="font-color"/>
    </style:style>
    <style:style style:name="T40" style:family="text">
      <style:text-properties fo:language="en" fo:country="US" style:text-underline-style="solid" style:text-underline-width="auto" style:text-underline-color="font-color" officeooo:rsid="00164bce"/>
    </style:style>
    <style:style style:name="T41" style:family="text">
      <style:text-properties fo:language="en" fo:country="US" style:text-underline-style="solid" style:text-underline-width="auto" style:text-underline-color="font-color" officeooo:rsid="0014eb05"/>
    </style:style>
    <style:style style:name="T42" style:family="text">
      <style:text-properties fo:language="en" fo:country="US" style:text-underline-style="solid" style:text-underline-width="auto" style:text-underline-color="font-color" officeooo:rsid="0027b028"/>
    </style:style>
    <style:style style:name="T43" style:family="text">
      <style:text-properties fo:language="en" fo:country="US" style:text-underline-style="solid" style:text-underline-width="auto" style:text-underline-color="font-color" officeooo:rsid="0015a09b"/>
    </style:style>
    <style:style style:name="T44" style:family="text">
      <style:text-properties fo:language="en" fo:country="US" style:text-underline-style="solid" style:text-underline-width="auto" style:text-underline-color="font-color" officeooo:rsid="00289c89"/>
    </style:style>
    <style:style style:name="T45" style:family="text">
      <style:text-properties fo:language="en" fo:country="US" style:text-underline-style="solid" style:text-underline-width="auto" style:text-underline-color="font-color" officeooo:rsid="002ef0cc"/>
    </style:style>
    <style:style style:name="T46" style:family="text">
      <style:text-properties fo:language="en" fo:country="US" style:text-underline-style="solid" style:text-underline-width="auto" style:text-underline-color="font-color" officeooo:rsid="0031a594"/>
    </style:style>
    <style:style style:name="T47" style:family="text">
      <style:text-properties fo:language="en" fo:country="US" officeooo:rsid="00289c89"/>
    </style:style>
    <style:style style:name="T48" style:family="text">
      <style:text-properties fo:language="en" fo:country="US" officeooo:rsid="0034929e"/>
    </style:style>
    <style:style style:name="T49" style:family="text">
      <style:text-properties officeooo:rsid="00201149"/>
    </style:style>
    <style:style style:name="T50" style:family="text">
      <style:text-properties officeooo:rsid="00015807"/>
    </style:style>
    <style:style style:name="T51" style:family="text">
      <style:text-properties officeooo:rsid="0025a40f"/>
    </style:style>
    <style:style style:name="T52" style:family="text">
      <style:text-properties officeooo:rsid="0026388d"/>
    </style:style>
    <style:style style:name="T53" style:family="text">
      <style:text-properties fo:color="#008000" style:font-name="Times New Roman"/>
    </style:style>
    <style:style style:name="T54" style:family="text">
      <style:text-properties fo:color="#008000" style:font-name="Times New Roman" officeooo:rsid="0006ce2e"/>
    </style:style>
    <style:style style:name="T55" style:family="text">
      <style:text-properties fo:color="#000000" style:font-name="Times New Roman" officeooo:rsid="001cebad"/>
    </style:style>
    <style:style style:name="T56" style:family="text">
      <style:text-properties fo:color="#000000" style:font-name="Times New Roman" officeooo:rsid="0006ce2e"/>
    </style:style>
    <style:style style:name="T57" style:family="text">
      <style:text-properties fo:color="#000000" style:font-name="Times New Roman" officeooo:rsid="0027b028"/>
    </style:style>
    <style:style style:name="T58" style:family="text">
      <style:text-properties officeooo:rsid="001cebad"/>
    </style:style>
    <style:style style:name="T59" style:family="text">
      <style:text-properties officeooo:rsid="0027b028"/>
    </style:style>
    <style:style style:name="T60" style:family="text">
      <style:text-properties officeooo:rsid="002492b1"/>
    </style:style>
    <style:style style:name="T61" style:family="text">
      <style:text-properties officeooo:rsid="0023cd92"/>
    </style:style>
    <style:style style:name="T62" style:family="text">
      <style:text-properties officeooo:rsid="002b4190"/>
    </style:style>
    <style:style style:name="T63" style:family="text">
      <style:text-properties style:font-name="Times New Roman"/>
    </style:style>
    <style:style style:name="T64" style:family="text">
      <style:text-properties style:font-name="Times New Roman" fo:font-size="12pt" fo:language="en" fo:country="US" fo:font-style="normal" style:text-underline-style="none" style:font-size-asian="12pt" style:font-style-asian="normal" style:font-size-complex="12pt" style:font-style-complex="normal"/>
    </style:style>
    <style:style style:name="T65" style:family="text">
      <style:text-properties style:font-name="Times New Roman" fo:font-size="12pt" fo:language="en" fo:country="US" fo:font-style="normal" style:font-size-asian="12pt" style:font-style-asian="normal" style:font-size-complex="12pt" style:font-style-complex="normal"/>
    </style:style>
    <style:style style:name="T66" style:family="text">
      <style:text-properties style:font-name="Times New Roman" fo:font-size="12pt" fo:language="en" fo:country="US"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67" style:family="text">
      <style:text-properties style:font-name="Times New Roman" fo:font-size="12pt" fo:language="en" fo:country="US" fo:font-style="normal" style:text-underline-style="solid" style:text-underline-width="auto" style:text-underline-color="font-color" style:font-size-asian="12pt" style:font-style-asian="normal" style:font-size-complex="12pt" style:font-style-complex="normal"/>
    </style:style>
    <style:style style:name="T68" style:family="text">
      <style:text-properties style:font-name="Times New Roman" fo:language="en" fo:country="US"/>
    </style:style>
    <style:style style:name="T69" style:family="text">
      <style:text-properties style:font-name="Times New Roman" fo:language="en" fo:country="US" style:text-underline-style="none"/>
    </style:style>
    <style:style style:name="T70" style:family="text">
      <style:text-properties style:font-name="Times New Roman" fo:language="en" fo:country="US" style:text-underline-style="solid" style:text-underline-width="auto" style:text-underline-color="font-color"/>
    </style:style>
    <style:style style:name="T71" style:family="text">
      <style:text-properties style:font-name="Times New Roman" fo:language="en" fo:country="US" officeooo:rsid="000e69ee"/>
    </style:style>
    <style:style style:name="T72" style:family="text">
      <style:text-properties style:font-name="Times New Roman" fo:language="en" fo:country="US" officeooo:rsid="001c1758"/>
    </style:style>
    <style:style style:name="T73" style:family="text">
      <style:text-properties style:font-name="Times New Roman" fo:language="en" fo:country="US" fo:font-style="italic" style:font-style-asian="italic" style:font-style-complex="italic"/>
    </style:style>
    <style:style style:name="T74" style:family="text">
      <style:text-properties style:font-name="Times New Roman" fo:language="en" fo:country="US" fo:font-style="italic" officeooo:rsid="001c1758" style:font-style-asian="italic" style:font-style-complex="italic"/>
    </style:style>
    <style:style style:name="T75" style:family="text">
      <style:text-properties style:font-name="Times New Roman" fo:language="en" fo:country="US" officeooo:rsid="002a89e1"/>
    </style:style>
    <style:style style:name="T76" style:family="text">
      <style:text-properties style:font-name="Times New Roman" fo:language="en" fo:country="US" officeooo:rsid="0031a594"/>
    </style:style>
    <style:style style:name="T77" style:family="text">
      <style:text-properties style:font-name="Times New Roman" fo:font-size="10pt" fo:language="en" fo:country="US" officeooo:rsid="000e69ee" style:font-size-asian="10pt" style:font-size-complex="10pt"/>
    </style:style>
    <style:style style:name="T78" style:family="text">
      <style:text-properties style:font-name="Times New Roman" officeooo:rsid="0029fe04"/>
    </style:style>
    <style:style style:name="T79" style:family="text">
      <style:text-properties style:font-name="Times New Roman" officeooo:rsid="0022d4aa"/>
    </style:style>
    <style:style style:name="T80" style:family="text">
      <style:text-properties style:font-name="Times New Roman" officeooo:rsid="002d32f6"/>
    </style:style>
    <style:style style:name="T81" style:family="text">
      <style:text-properties officeooo:rsid="003060f0"/>
    </style:style>
    <style:style style:name="T82" style:family="text">
      <style:text-properties officeooo:rsid="002c5c34"/>
    </style:style>
    <style:style style:name="T83" style:family="text">
      <style:text-properties officeooo:rsid="002d32f6"/>
    </style:style>
    <style:style style:name="T84" style:family="text">
      <style:text-properties officeooo:rsid="002c36ba"/>
    </style:style>
    <style:style style:name="T85" style:family="text">
      <style:text-properties officeooo:rsid="0032c3e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24">DYJTrack </text:span><text:span text:style-name="T25">2.0</text:span><text:span text:style-name="T27">9</text:span><text:span text:style-name="T28"><text:tab/><text:tab/><text:tab/><text:tab/><text:tab/><text:tab/></text:span><text:span text:style-name="T20">1</text:span><text:span text:style-name="T18">.</text:span><text:span text:style-name="T21">M</text:span><text:span text:style-name="T19">a</text:span><text:span text:style-name="T23">y</text:span><text:span text:style-name="T18">.</text:span><text:span text:style-name="T19">20</text:span><text:span text:style-name="T23">20</text:span></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39">1 <text:s/><text:a xlink:type="simple" xlink:href="#__RefHeading__4968_1784923760" text:style-name="Internet_20_link" text:visited-style-name="Internet_20_link">Preface</text:a><text:tab/>2</text:p>
          <text:p text:style-name="P38">1.1 <text:s/><text:a xlink:type="simple" xlink:href="#__RefHeading__1940_740445018" text:style-name="Internet_20_link" text:visited-style-name="Internet_20_link">Preface for Version 1.06</text:a><text:tab/>2</text:p>
          <text:p text:style-name="P38">1.2 <text:s/><text:a xlink:type="simple" xlink:href="#__RefHeading__733_1250360454" text:style-name="Internet_20_link" text:visited-style-name="Internet_20_link">Preface for Version 2.00ß</text:a><text:tab/>2</text:p>
          <text:p text:style-name="P38">1.3 <text:s/><text:a xlink:type="simple" xlink:href="#__RefHeading__1940_7404450181" text:style-name="Internet_20_link" text:visited-style-name="Internet_20_link">Preface for Version 2.01</text:a><text:tab/>2</text:p>
          <text:p text:style-name="P38">1.4 <text:s/><text:a xlink:type="simple" xlink:href="#__RefHeading___Toc5478_3236474771" text:style-name="Internet_20_link" text:visited-style-name="Internet_20_link">Preface for Version 2.08</text:a><text:tab/>2</text:p>
          <text:p text:style-name="P39">2 <text:s/><text:a xlink:type="simple" xlink:href="#__RefHeading__6268_12163966851" text:style-name="Internet_20_link" text:visited-style-name="Internet_20_link">Installation:</text:a><text:tab/>2</text:p>
          <text:p text:style-name="P39">3 <text:s/><text:a xlink:type="simple" xlink:href="#__RefHeading__4972_1784923760" text:style-name="Internet_20_link" text:visited-style-name="Internet_20_link">Usage</text:a><text:tab/>3</text:p>
          <text:p text:style-name="P38">3.1 <text:s/><text:a xlink:type="simple" xlink:href="#__RefHeading__2100_1136717558" text:style-name="Internet_20_link" text:visited-style-name="Internet_20_link">Projects</text:a><text:tab/>3</text:p>
          <text:p text:style-name="P38">3.2 <text:s/><text:a xlink:type="simple" xlink:href="#__RefHeading__4974_1784923760" text:style-name="Internet_20_link" text:visited-style-name="Internet_20_link">Language (in menu Edit/Options)</text:a><text:tab/>3</text:p>
          <text:p text:style-name="P38">3.3 <text:s/><text:a xlink:type="simple" xlink:href="#__RefHeading__4976_1784923760" text:style-name="Internet_20_link" text:visited-style-name="Internet_20_link">Source (GPX-Files)</text:a><text:tab/>3</text:p>
          <text:p text:style-name="P38">3.4 <text:s/><text:a xlink:type="simple" xlink:href="#__RefHeading__1246_1387801831" text:style-name="Internet_20_link" text:visited-style-name="Internet_20_link">Source (Flights)</text:a><text:tab/>4</text:p>
          <text:p text:style-name="P38">3.5 <text:s/><text:a xlink:type="simple" xlink:href="#__RefHeading__4978_1784923760" text:style-name="Internet_20_link" text:visited-style-name="Internet_20_link">Map-area</text:a><text:tab/>4</text:p>
          <text:p text:style-name="P38">3.6 <text:s/><text:a xlink:type="simple" xlink:href="#__RefHeading__4980_1784923760" text:style-name="Internet_20_link" text:visited-style-name="Internet_20_link">Edit/ make html</text:a><text:tab/>4</text:p>
          <text:p text:style-name="P38">3.7 <text:s/><text:a xlink:type="simple" xlink:href="#__RefHeading__4982_1784923760" text:style-name="Internet_20_link" text:visited-style-name="Internet_20_link">Picture (Edit/make Picture)</text:a><text:tab/>5</text:p>
          <text:p text:style-name="P38">3.8 <text:s/><text:a xlink:type="simple" xlink:href="#__RefHeading__4984_1784923760" text:style-name="Internet_20_link" text:visited-style-name="Internet_20_link">movie (Edit/make movie)</text:a><text:tab/>5</text:p>
          <text:p text:style-name="P38">3.9 <text:s/><text:a xlink:type="simple" xlink:href="#__RefHeading__4986_1784923760" text:style-name="Internet_20_link" text:visited-style-name="Internet_20_link">Options (Edit/Options)</text:a><text:tab/>6</text:p>
          <text:p text:style-name="P35">3.9.a ) <text:a xlink:type="simple" xlink:href="#__RefHeading__4988_1784923760" text:style-name="Internet_20_link" text:visited-style-name="Internet_20_link">map Source</text:a><text:tab/>6</text:p>
          <text:p text:style-name="P38">3.10 <text:s/><text:a xlink:type="simple" xlink:href="#__RefHeading__1479_946798650" text:style-name="Internet_20_link" text:visited-style-name="Internet_20_link">File / load project</text:a><text:tab/>6</text:p>
          <text:p text:style-name="P38">3.11 <text:s/><text:a xlink:type="simple" xlink:href="#__RefHeading__1248_1387801831" text:style-name="Internet_20_link" text:visited-style-name="Internet_20_link">File / add project</text:a><text:tab/>6</text:p>
          <text:p text:style-name="P38">3.12 <text:s/><text:a xlink:type="simple" xlink:href="#__RefHeading__1481_946798650" text:style-name="Internet_20_link" text:visited-style-name="Internet_20_link">File / save project</text:a><text:tab/>6</text:p>
          <text:p text:style-name="P38">3.13 <text:s/><text:a xlink:type="simple" xlink:href="#__RefHeading__1250_1387801831" text:style-name="Internet_20_link" text:visited-style-name="Internet_20_link">File / save project as</text:a><text:tab/>6</text:p>
          <text:p text:style-name="P38">3.14 <text:s/><text:a xlink:type="simple" xlink:href="#__RefHeading__1483_946798650" text:style-name="Internet_20_link" text:visited-style-name="Internet_20_link">File / export project</text:a><text:tab/>6</text:p>
          <text:p text:style-name="P39">4 <text:s/><text:a xlink:type="simple" xlink:href="#__RefHeading__4990_1784923760" text:style-name="Internet_20_link" text:visited-style-name="Internet_20_link">Legal matter and availability:</text:a><text:tab/>7</text:p>
          <text:p text:style-name="P38">4.1 <text:s/><text:a xlink:type="simple" xlink:href="#__RefHeading___Toc2886_719061994" text:style-name="Internet_20_link" text:visited-style-name="Internet_20_link">License</text:a><text:tab/>7</text:p>
          <text:p text:style-name="P38">4.2 <text:s/><text:a xlink:type="simple" xlink:href="#__RefHeading___Toc2888_719061994" text:style-name="Internet_20_link" text:visited-style-name="Internet_20_link">Source Code</text:a><text:tab/>7</text:p>
          <text:p text:style-name="P35">4.2.a ) <text:a xlink:type="simple" xlink:href="#__RefHeading___Toc7939_2461276693" text:style-name="Internet_20_link" text:visited-style-name="Internet_20_link">Nomenclature of Branches / Comits</text:a><text:tab/>7</text:p>
          <text:p text:style-name="P39">5 <text:s/><text:a xlink:type="simple" xlink:href="#__RefHeading__756_141089408" text:style-name="Internet_20_link" text:visited-style-name="Internet_20_link">History since version 2.00</text:a><text:tab/>7</text:p>
          <text:p text:style-name="P39">6 <text:s/><text:a xlink:type="simple" xlink:href="#__RefHeading__3039_1626246058" text:style-name="Internet_20_link" text:visited-style-name="Internet_20_link">Known Bugs and Outlook</text:a><text:tab/>9</text:p>
        </text:index-body>
      </text:table-of-content>
      <text:p text:style-name="P8"/>
      <text:h text:style-name="P41" text:outline-level="1"/>
      <text:list xml:id="list636268464" text:style-name="Outline">
        <text:list-item>
          <text:h text:style-name="P45" text:outline-level="1"><text:bookmark-start text:name="__RefHeading__4968_1784923760"/>Preface<text:bookmark-end text:name="__RefHeading__4968_1784923760"/></text:h>
        </text:list-item>
      </text:list>
      <text:p text:style-name="P2"/>
      <text:p text:style-name="P3"><text:bookmark-start text:name="__DdeLink__782_1592324993"/>The program makes maps with tracks on them. From version 1.03 on it can also produce maps as images without tracks. The tracks must be available as GPX-Files. You can let the program do al­most everything automatic, or change a lot of the settings by hand. It determines the area neces­sary to show the tracks, loads the raw-maps from one of the OSM servers and generates the maps. There are 3 formats as output:</text:p>
      <text:list xml:id="list3819936295" text:style-name="L1">
        <text:list-item>
          <text:p text:style-name="P61"><text:span text:style-name="T2">html: Actually it is only a comfortable but limited way the use the „OSM SlippyMap Gener­ator“: <text:s/>&lt;</text:span><text:a xlink:type="simple" xlink:href="http://www.osmtools.de/easymap/index.php?lang=en&amp;page=editor" text:style-name="Internet_20_link" text:visited-style-name="Visited_20_Internet_20_Link"><text:span text:style-name="T38">http://www.osmtools.de/easymap/index.php?lang=en&amp;page=editor</text:span></text:a><text:span text:style-name="T2">&gt;</text:span></text:p>
        </text:list-item>
        <text:list-item>
          <text:p text:style-name="P62">Picture: the easiest output form, it produces a map with the tracks on them as a pixel-image.</text:p>
        </text:list-item>
        <text:list-item>
          <text:p text:style-name="P62">Film: this was the reason to write this program. It produces a film which first zooms in from a overview area to that of the tracks. Then frame by frame it draws the route on the map.</text:p>
        </text:list-item>
      </text:list>
      <text:p text:style-name="P3">Not all settings are necessary to produce all outputs, but the advantage of doing so is, that so it is easier to look at different outputs of the same tracks. You can for example use the HTML-output to control what the picture or film will look like, and if something is not OK, you can <text:s/>for example switch each GPX-track on or of to find the one who causes the problems.<text:bookmark-start text:name="__DdeLink__750_141089408"/><text:bookmark-end text:name="__DdeLink__782_1592324993"/></text:p>
      <text:list xml:id="list30721854595558" text:continue-list="list636268464" text:style-name="Outline">
        <text:list-item>
          <text:list>
            <text:list-item>
              <text:h text:style-name="P47" text:outline-level="2"><text:bookmark-start text:name="__RefHeading__1940_740445018"/>Preface for Version 1.06<text:bookmark-end text:name="__RefHeading__1940_740445018"/><text:bookmark-end text:name="__DdeLink__750_141089408"/></text:h>
            </text:list-item>
          </text:list>
        </text:list-item>
      </text:list>
      <text:p text:style-name="P3">This Program was originally written with Visual C++ 6 under Windows XP. After upgrading to <text:s/>Windows 8.1 I realized, that neither this program nor Visual C was compatible to it. So I updated this program using a test version of Visual Studio 2013. Since I have to do the same for all my programs I might miss some errors, so please If you find one contact me.</text:p>
      <text:list xml:id="list30721902820294" text:continue-numbering="true" text:style-name="Outline">
        <text:list-item>
          <text:list>
            <text:list-item>
              <text:h text:style-name="P48" text:outline-level="2"><text:bookmark-start text:name="__RefHeading__733_1250360454"/>Preface for Version 2.00ß<text:bookmark-end text:name="__RefHeading__733_1250360454"/></text:h>
            </text:list-item>
          </text:list>
        </text:list-item>
      </text:list>
      <text:p text:style-name="P3"><text:bookmark-start text:name="__DdeLink__3267_1699875451"/>Again I changed the programming tools, this time to QT-Creator. So there might be new errors. And since I don't use the program regularly I need your feedback. For the meantime I'll leave the old versions on my Homepage, so try the newest, if there is a problem tell me and if I'm to slow try version 1.09 and if even this has problems (mainly on old Windows versions) try 1.05</text:p>
      <text:list xml:id="list30723120820197" text:continue-numbering="true" text:style-name="Outline">
        <text:list-item>
          <text:list>
            <text:list-item>
              <text:h text:style-name="P46" text:outline-level="2"><text:bookmark-start text:name="__RefHeading__1940_7404450181"/>Preface for Version 2.01<text:bookmark-end text:name="__RefHeading__1940_7404450181"/></text:h>
            </text:list-item>
          </text:list>
        </text:list-item>
      </text:list>
      <text:p text:style-name="P12">After using the program to produce a lot of films I hopefully corrected most errors.</text:p>
      <text:list xml:id="list30722496028450" text:continue-numbering="true" text:style-name="Outline">
        <text:list-item>
          <text:list>
            <text:list-item>
              <text:h text:style-name="P50" text:outline-level="2"><text:bookmark-start text:name="__RefHeading___Toc5478_3236474771"/>Preface for Version <text:span text:style-name="T83">2</text:span>.0<text:span text:style-name="T84">8</text:span><text:bookmark-end text:name="__RefHeading___Toc5478_3236474771"/></text:h>
            </text:list-item>
          </text:list>
        </text:list-item>
      </text:list>
      <text:p text:style-name="P17"><text:span text:style-name="T5">Internally, a lot has happened again, I have done an update of QT, and now release both a 32bit and a 64bit version. Strangely, the MinGW compiler for the current QT 5.12 is only available in the 64-bit version, but for 5.11 only in the 32-bit version. So the two versions have different QT-Libs, but that doesn’t matter. Since there is now </text:span><text:span text:style-name="T6">at least for Taho </text:span><text:span text:style-name="T5">another fellow programmer, Jan Kovis, the source code will now be distributed via </text:span><text:a xlink:type="simple" xlink:href="https://github.com/DimitriJunker/DYJOSM" text:style-name="Internet_20_link" text:visited-style-name="Visited_20_Internet_20_Link"><text:span text:style-name="T5">Github</text:span></text:a><text:span text:style-name="T5">.</text:span></text:p>
      <text:list xml:id="list30722647694794" text:continue-numbering="true" text:style-name="Outline">
        <text:list-item>
          <text:h text:style-name="P40" text:outline-level="1"><text:bookmark-start text:name="__RefHeading__6268_12163966851"/><text:span text:style-name="T18">Installation</text:span>:<text:bookmark-end text:name="__RefHeading__6268_12163966851"/><text:bookmark-end text:name="__DdeLink__3267_1699875451"/></text:h>
        </text:list-item>
      </text:list>
      <text:p text:style-name="P10"/>
      <text:p text:style-name="P28">The Installer should do all what is necessary. Depending on the selected package, a 32 or 64bit version will be installed. If you change from one to the other you have to uninstall the old if necessary by hand.</text:p>
      <text:list xml:id="list30722677991625" text:continue-numbering="true" text:style-name="Outline">
        <text:list-item>
          <text:h text:style-name="P40" text:outline-level="1"><text:bookmark-start text:name="__RefHeading__4972_1784923760"/><text:soft-page-break/>Usage<text:bookmark-end text:name="__RefHeading__4972_1784923760"/></text:h>
          <text:list>
            <text:list-item>
              <text:h text:style-name="P51" text:outline-level="2"><text:bookmark-start text:name="__RefHeading__2100_1136717558"/>Projects<text:bookmark-end text:name="__RefHeading__2100_1136717558"/></text:h>
            </text:list-item>
          </text:list>
        </text:list-item>
      </text:list>
      <text:p text:style-name="P13">All settings you can enter in this program can be saved/loaded as “projects”. A project is never saved automatically, but at the program start a standard project should be loaded. This has the name default.dyt. It is searched for first in the personal folder and there in the sub-folder \DYJ\OSM, if it doesn't exists it is searched in the program-folder. The actually loaded file is displayed in the window-Title.</text:p>
      <text:list xml:id="list30722385597278" text:continue-numbering="true" text:style-name="Outline">
        <text:list-item>
          <text:list>
            <text:list-item>
              <text:h text:style-name="P51" text:outline-level="2"><text:bookmark-start text:name="__RefHeading__4974_1784923760"/>Language (in menu Edit/Options)<text:bookmark-end text:name="__RefHeading__4974_1784923760"/></text:h>
            </text:list-item>
          </text:list>
        </text:list-item>
      </text:list>
      <text:p text:style-name="P15">To change the language go to the menu: Edit/Options.</text:p>
      <text:p text:style-name="P15">At the moment the program and help-files exist in English, German and French. </text:p>
      <text:p text:style-name="P6"><text:span text:style-name="T69">Since Version 2 DYJTrack uses the QT-Tools for translation. If someone wants to add a new language or correct errors in the English or French Version please read this </text:span><text:a xlink:type="simple" xlink:href="http://qt-project.org/doc/qt-5/linguist-translators.html" text:style-name="Internet_20_link" text:visited-style-name="Visited_20_Internet_20_Link"><text:span text:style-name="T70">manual</text:span></text:a><text:span text:style-name="T69">.</text:span></text:p>
      <text:p text:style-name="P15">The necessary ts Files are included in the source package of DYJTrack. At the moment it includes: DYJTrack_en.ts, tDYJTrack _fr.ts and DYJTrack_xx.ts. The first two for English and French and the last one only contains the original German. So if you want to correct something use the en or fr File, if you want to add a new language rename the xx file, for example into DYJTrack_es.ts for Spanish. And then send me the result. For small corrections the easier way would be to send me a mail ;-)</text:p>
      <text:p text:style-name="P27">There are two special strings:</text:p>
      <text:list xml:id="list2501655814" text:style-name="L2">
        <text:list-item>
          <text:p text:style-name="P64">”de” it contains the abbreviation of the actual Language. So in DYJTrack_en.ts it is translated into “en”. This should also be equal to the part in the filename.</text:p>
        </text:list-item>
        <text:list-item>
          <text:p text:style-name="P64">“liesmich.pdf” has to be translated into the file name with the help-file e.g. “readme.pdf”.</text:p>
        </text:list-item>
      </text:list>
      <text:list xml:id="list30723358119289" text:continue-list="list30722385597278" text:style-name="Outline">
        <text:list-item>
          <text:list>
            <text:list-item>
              <text:h text:style-name="P51" text:outline-level="2"><text:bookmark-start text:name="__RefHeading__4976_1784923760"/>Source (GPX-Files)<text:bookmark-end text:name="__RefHeading__4976_1784923760"/></text:h>
            </text:list-item>
          </text:list>
        </text:list-item>
      </text:list>
      <text:p text:style-name="P37"/>
      <text:p text:style-name="P37">Use “Add GPX” to add one or more GPX-Files. They´ll be shown with date, time, name in chrono­logical order. Since the GPX-File have the time in UTC, you can enter the time-zone. This is only used to better know which file is which, for the sorting it makes no difference, and in the final maps the time doesn´t appears anywhere. Next you can set the default color in which the tracks are shown, one color for “normal” tracks and one for flights . There are 2 buttons to delete one or all files from the list, <text:span text:style-name="T49">alternatively you can use &lt;Del&gt; or &lt;Shift&gt;&lt;Del&gt;</text:span>. Use “Edit” to change the settings for a single <text:span text:style-name="T49">entry or double click on it.</text:span> There you can set:</text:p>
      <text:list xml:id="list2802108556" text:style-name="L3">
        <text:list-item>
          <text:p text:style-name="P66">name: it is used in the list and in the HTML-Output.. If you don´t change it the file name will be used.</text:p>
        </text:list-item>
        <text:list-item>
          <text:p text:style-name="P66">Start: Date and Time at which the track starts. This is used to sort the files in the list and most important for the film. As default the time of the first track-point is used. If it doesn´t has a time-stamp the file date is used.</text:p>
        </text:list-item>
        <text:list-item>
          <text:p text:style-name="P66">Reverse: check this if for some reason you want to draw that track in reverse in the film.</text:p>
        </text:list-item>
        <text:list-item>
          <text:p text:style-name="P66">Color: The color in which the track is drawn. <text:span text:style-name="T52">Here you have the chois between the two special colors (normal/flight) or any other.</text:span></text:p>
        </text:list-item>
        <text:list-item>
          <text:p text:style-name="P66">Besides the usual “OK” and “Cancel” Buttons you also find “&lt;&lt;” and “&gt;&gt;”. This way it is easy to change the setting for many files one after the other. </text:p>
        </text:list-item>
      </text:list>
      <text:p text:style-name="P29"/>
      <text:h text:style-name="P52" text:outline-level="2"/>
      <text:list xml:id="list30722465958658" text:continue-list="list30723358119289" text:style-name="Outline">
        <text:list-item>
          <text:list>
            <text:list-item>
              <text:h text:style-name="P54" text:outline-level="2"><text:bookmark-start text:name="__RefHeading__1246_1387801831"/>Source (Flights)<text:bookmark-end text:name="__RefHeading__1246_1387801831"/></text:h>
            </text:list-item>
          </text:list>
        </text:list-item>
      </text:list>
      <text:p text:style-name="P20">Since you probably haven't logged your flights, you can add them just by entering the 2 Airports. To enter the Airports you can either directly enter the coordinates or use their Code. You can use either the IATA- or the ICAO-Code so to enter the JFK-Airport in NY you can enter one of the following:</text:p>
      <text:list xml:id="list1551727812" text:style-name="L4">
        <text:list-item>
          <text:p text:style-name="P70">40.63980103,-73.77890015 </text:p>
        </text:list-item>
        <text:list-item>
          <text:p text:style-name="P70">JFK</text:p>
        </text:list-item>
        <text:list-item>
          <text:p text:style-name="P70">KJFK</text:p>
        </text:list-item>
      </text:list>
      <text:p text:style-name="P6"><text:span text:style-name="T68">Since the program needs the coordinates it loads a list of over 44000 Airports from: <text:s/></text:span><text:a xlink:type="simple" xlink:href="http://www.ourairports.com/" text:style-name="Internet_20_link" text:visited-style-name="Visited_20_Internet_20_Link"><text:span text:style-name="T68">http://www.ourairports.com/</text:span></text:a><text:span text:style-name="T68">. But even this list is not complete. So if you enter an unknown Code the coordinates will be asked for and stored in my_airports.csv. If you enter coordinates you have to enter them in degrees with decimals, no minutes or seconds. S or W as negative numbers. The route will be drawn along a </text:span><text:a xlink:type="simple" xlink:href="http://en.wikipedia.org/wiki/Great_Circle" text:style-name="Internet_20_link" text:visited-style-name="Visited_20_Internet_20_Link"><text:span text:style-name="T68">orthodrome</text:span></text:a><text:span text:style-name="T68">. You can also export the flight as gpx-File. This can either be ad­ded as every other gpx or be used for something different.</text:span></text:p>
      <text:list xml:id="list30722588262782" text:continue-list="list30722465958658" text:style-name="Outline">
        <text:list-item>
          <text:list>
            <text:list-item>
              <text:h text:style-name="P51" text:outline-level="2"><text:bookmark-start text:name="__RefHeading__4978_1784923760"/>Map-area<text:bookmark-end text:name="__RefHeading__4978_1784923760"/></text:h>
            </text:list-item>
          </text:list>
        </text:list-item>
      </text:list>
      <text:p text:style-name="P29"/>
      <text:p text:style-name="P29">The program uses 2 areas, the normal one for all three output formats and the overview area used only for the movie. Each are can be set in the following ways:</text:p>
      <text:list xml:id="list2343329177" text:style-name="L5">
        <text:list-item>
          <text:p text:style-name="P67">Automatic: if “auto” is checked the program checks all tracks and finds the smallest area to include them all. Since it is best tho add a little bit around the tracks you can set under “Frame” a percentage of how much to add to that area. By default it uses 10% for the nor­mal and 300% for the overview area.</text:p>
        </text:list-item>
        <text:list-item>
          <text:p text:style-name="P67">Set the coordinates by Hand.</text:p>
        </text:list-item>
        <text:list-item>
          <text:p text:style-name="P67">Bbox-tool: If you click on “Bbox-tool” that homepage and a dialog box will be shown. In the first you can select the desired area. To copy the so selected coordinates to DYJTrack <text:s text:c="2"/>use the result &lt;Bbox...&gt; at the bottom left, copy this to the clipboard with &lt;Ctrl&gt;&lt;C&gt;, then click on “OK“ in the dia­log box and <text:s/>the coordinates will be extracted.</text:p>
        </text:list-item>
        <text:list-item>
          <text:p text:style-name="P63"><text:span text:style-name="T68">Load: Here you can load the zone out of a DY</text:span><text:span text:style-name="T76">B- or DYT</text:span><text:span text:style-name="T68">-file. All other informations of that file will be ignored. This DY</text:span><text:span text:style-name="T76">B</text:span><text:span text:style-name="T68">-file can be written with the “save” button next to this one, </text:span><text:span text:style-name="T76">o</text:span><text:span text:style-name="T68">r with the “save area” button in the picture and film-Export windows. For Details </text:span><text:a xlink:type="simple" xlink:href="#3.7.Picture (Edit/make Picture)|outline" text:style-name="Internet_20_link" text:visited-style-name="Visited_20_Internet_20_Link"><text:span text:style-name="T68">see 3.</text:span></text:a><text:a xlink:type="simple" xlink:href="#3.7.Picture (Edit/make Picture)|outline" text:style-name="Internet_20_link" text:visited-style-name="Visited_20_Internet_20_Link"><text:span text:style-name="T76">7</text:span></text:a><text:a xlink:type="simple" xlink:href="#3.7.Picture (Edit/make Picture)|outline" text:style-name="Internet_20_link" text:visited-style-name="Visited_20_Internet_20_Link"><text:span text:style-name="T68">) </text:span></text:a><text:span text:style-name="T68"><text:s/></text:span><text:span text:style-name="T76">and </text:span><text:a xlink:type="simple" xlink:href="#3.8.movie (Edit/make movie)|outline" text:style-name="Internet_20_link" text:visited-style-name="Visited_20_Internet_20_Link"><text:span text:style-name="T76">3.8) </text:span></text:a><text:span text:style-name="T76">the DYT-File </text:span><text:span text:style-name="T68">with “File/save project” o</text:span></text:p>
        </text:list-item>
        <text:list-item>
          <text:p text:style-name="P67">Save: saves the active Area into a DY<text:span text:style-name="T85">B</text:span>-File. It will not be saved which area it is, so you can for example use the normal area of one project as the zoom area of an other. </text:p>
        </text:list-item>
      </text:list>
      <text:p text:style-name="P30"/>
      <text:list xml:id="list30722160221703" text:continue-list="list30722588262782" text:style-name="Outline">
        <text:list-item>
          <text:list>
            <text:list-item>
              <text:h text:style-name="P51" text:outline-level="2"><text:bookmark-start text:name="__RefHeading__4980_1784923760"/>Edit/ make html<text:bookmark-end text:name="__RefHeading__4980_1784923760"/></text:h>
            </text:list-item>
          </text:list>
        </text:list-item>
      </text:list>
      <text:p text:style-name="P4"><text:span text:style-name="T64">If you click in the Edit-menu on “make html” a new window opens. As mentioned before this is only a comfortable but limited way the use the “OSM SlippyMap Generator“: <text:s/>&lt;</text:span><text:a xlink:type="simple" xlink:href="http://www.osmtools.de/easymap/index.php?lang=en&amp;page=editor" text:style-name="Internet_20_link" text:visited-style-name="Visited_20_Internet_20_Link"><text:span text:style-name="T65">http://www.osmtools.de/easymap/index.php?lang=en&amp;page=editor</text:span></text:a><text:span text:style-name="T64">&gt; In short this web-page is used to produce a template-HTML-file, and dyjtrack inserts the GPX-Files and some other settings to generate the final file. Some of these templates´ll be included in this package.</text:span></text:p>
      <text:p text:style-name="P29">In Area &amp; zoom you can set the coordinates of the middle of the map and the zoom level. These are automatically generated from the main area in the main window. This works good for the coordin­ates, but for the zoom-level it can´t work perfect, since dyjtrack doesn´t knows the size of the browser window. So you might change these values.</text:p>
      <text:p text:style-name="P29">Title and Description will be copied into the fields of the same name from the HTML-form. Under Template you can select the file to use. If you prefer to create a template with different settings use “make Template” to go to the “OSM SlippyMap Generator“. There you set the settings as you want, ignoring title and description since they´ll be overwritten. You have to enter something in the <text:soft-page-break/>tracks-list, but it doesn´t matter what, use tst.gpx for example. Markers and Draw are not supported (yet).</text:p>
      <text:p text:style-name="P29">Under “Output dir” you can select a folder where the result should be written. Than press “make HTML”</text:p>
      <text:p text:style-name="P34"><text:bookmark text:name="openlayers"/><text:span text:style-name="T66">Atention</text:span><text:span text:style-name="T67">:</text:span><text:span text:style-name="T64">if you created a map-html with a version until 1.03 it probably won't work any more. For more background information and how to repair them see </text:span><text:a xlink:type="simple" xlink:href="http://www.osmtools.de/easymap/index.php?page=start&amp;lang=en&amp;PHPSESSID=46e0eff17fd0795d462cd569ca1009cf" text:style-name="Internet_20_link" text:visited-style-name="Visited_20_Internet_20_Link"><text:span text:style-name="T67">OSM SlippyMap Generator Page</text:span></text:a><text:span text:style-name="T68"> under “Updates 2010-07-07”. </text:span><text:bookmark-start text:name="__DdeLink__2397_209087110"/><text:span text:style-name="T71">In an </text:span><text:a xlink:type="simple" xlink:href="http://forum.openstreetmap.org/viewtopic.php?pid=290439#p290439" text:style-name="Internet_20_link" text:visited-style-name="Visited_20_Internet_20_Link"><text:span text:style-name="T71">forum post</text:span></text:a><text:span text:style-name="T71"> (in german) I finaly found a simpler solution and added it into Version 2.02. In the template (map.html) you just need to change the link to openlayers.js by adding the version number 2.11:</text:span></text:p>
      <text:p text:style-name="P34"><text:span text:style-name="T77">&lt;script type="text/javascript" src="</text:span><text:a xlink:type="simple" xlink:href="http://www.openlayers.org/api/2.11/OpenLayers.js" text:style-name="Internet_20_link" text:visited-style-name="Visited_20_Internet_20_Link"><text:span text:style-name="T77">http://www.openlayers.org/api/2.11/OpenLayers.js</text:span></text:a><text:span text:style-name="T77">"&gt;&lt;/script&gt;</text:span></text:p>
      <text:p text:style-name="P36">This can easely <text:s/>be done by hand for ald files. Since this is only little tested I left the other solutions in place.</text:p>
      <text:p text:style-name="P34"><text:span text:style-name="T72">So the following should be obsolete:</text:span><text:bookmark-end text:name="__DdeLink__2397_209087110"/><text:span text:style-name="T72"> </text:span><text:span text:style-name="T73">For new html-Files you need the File </text:span><text:a xlink:type="simple" xlink:href="http://www.osmtools.de/easymap/temp/openlayers.zip" text:style-name="Internet_20_link" text:visited-style-name="Visited_20_Internet_20_Link"><text:span text:style-name="T73">openlayers.zip</text:span></text:a><text:span text:style-name="T73"> which you'll have to uncompress and make it available for the map.html. Either copy the folder into the same folder where map.html is or if you have a lot of maps put it somewhere else and adjust the link in map.html. The program offers you to either use the link as it is in the template, or the local solution or insert a link to </text:span><text:span text:style-name="Emphasis"><text:span text:style-name="T73">OpenLayers.js</text:span></text:span><text:span text:style-name="T73"> . I suppose that the author op OSM SlippyMap Generator will soon find a better solution, so watch his page and create a new template if h</text:span><text:span text:style-name="T74">e</text:span><text:span text:style-name="T73"> did.</text:span></text:p>
      <text:list xml:id="list30721514755888" text:continue-numbering="true" text:style-name="Outline">
        <text:list-item>
          <text:list>
            <text:list-item>
              <text:h text:style-name="P51" text:outline-level="2"><text:bookmark-start text:name="__RefHeading__4982_1784923760"/>Picture (Edit/make Picture)<text:bookmark-end text:name="__RefHeading__4982_1784923760"/></text:h>
            </text:list-item>
          </text:list>
        </text:list-item>
      </text:list>
      <text:p text:style-name="P29"/>
      <text:p text:style-name="P29">Under size you can set the picture size in pixel and under “line width” the width of the line which shows the tracks.</text:p>
      <text:p text:style-name="P29"/>
      <text:p text:style-name="P1"><text:span text:style-name="T68">Source &amp; Output: With source you select the renderer, Mapnik, Osmarender,.. These are different programs to create the map out of the same data. So they produce maps which look different. You can also lay “Overlays” over the Base-map. These can for example contain buoys (Seamark) or El­evation information( (Topo, Land Shading,...). To (de)activate one or more Overlays just double click it. To edit the list of sources &amp; overlays </text:span><text:a xlink:type="simple" xlink:href="#3.9.1.map Source|outline" text:style-name="Internet_20_link" text:visited-style-name="Visited_20_Internet_20_Link"><text:span text:style-name="T68">see 3.</text:span></text:a><text:a xlink:type="simple" xlink:href="#3.9.1.map Source|outline" text:style-name="Internet_20_link" text:visited-style-name="Visited_20_Internet_20_Link"><text:span text:style-name="T75">9a</text:span></text:a><text:a xlink:type="simple" xlink:href="#3.9.1.map Source|outline" text:style-name="Internet_20_link" text:visited-style-name="Visited_20_Internet_20_Link"><text:span text:style-name="T68">)</text:span></text:a></text:p>
      <text:p text:style-name="P31"><text:span text:style-name="T3">And of course you have to decide where to save the file under witch name. With “save Area” you can save the area of the map, for details </text:span><text:span text:style-name="T4">in the next chapter</text:span></text:p>
      <text:list xml:id="list30721527483528" text:continue-numbering="true" text:style-name="Outline">
        <text:list-item>
          <text:list>
            <text:list-item>
              <text:h text:style-name="P51" text:outline-level="2"><text:bookmark-start text:name="__RefHeading__4984_1784923760"/>movie (Edit/make movie)<text:bookmark-end text:name="__RefHeading__4984_1784923760"/></text:h>
            </text:list-item>
          </text:list>
        </text:list-item>
      </text:list>
      <text:p text:style-name="P29"/>
      <text:p text:style-name="P29">This uses the same form as for picture, but with some more settings visible. Besides the settings ex­plained under V) you can set frames/s. Depending of your origin this should usually be 25 or 30. The size can be set individually, but if you want to see the movie on a TV you should use one of the following settings:</text:p>
      <text:p text:style-name="P14">PAL-movie 720*576 with 25 Frames/s</text:p>
      <text:p text:style-name="P14">and for</text:p>
      <text:p text:style-name="P14">FULL-HD 1920*1080 also with 25 Frames/s </text:p>
      <text:p text:style-name="P14">for NTSC (USA,...) 720*480 with 30 Frames/s</text:p>
      <text:p text:style-name="P29"/>
      <text:p text:style-name="P29">To set the different durations of the movie you have the section “Duration”. In total the movie is combined out of 6 parts. The first three are grouped under “zoom duration” and the rest under “Route duration”. The 6 parts are:</text:p>
      <text:list xml:id="list2275425789" text:style-name="L6">
        <text:list-item>
          <text:p text:style-name="P68">zoom Lead: this part shows a static map of the overview area.</text:p>
        </text:list-item>
        <text:list-item>
          <text:p text:style-name="P68">Zoom-main part: here the map is zoomed from the overview to the normal area. The main area does not has to be inside the overview area, even if this was the intention when I wrote the program, but you can misuse it also to get a slide from one area to an other.</text:p>
        </text:list-item>
        <text:list-item>
          <text:p text:style-name="P68">Zoom-trailer: here a static picture of the “normal area” is shown.</text:p>
        </text:list-item>
        <text:list-item>
          <text:p text:style-name="P68"><text:soft-page-break/>Route: Lead: This is the same as 3) The main reason for it is to make the program more symmetric.</text:p>
        </text:list-item>
        <text:list-item>
          <text:p text:style-name="P68">Route:main part: Here the tracks are drawn from frame to frame.</text:p>
        </text:list-item>
        <text:list-item>
          <text:p text:style-name="P68">6Route: trailer: At the end you see the map of the normal area with all tracks on it.</text:p>
        </text:list-item>
      </text:list>
      <text:p text:style-name="P29">When you start the movie-making with “make movie” you´ll be first asked which renderer to use. Since I don´t supply any renderer This step is necessary. Depending which renderer you chose the quality and size of the result might differ. I usually use “ Microsoft Video 1”</text:p>
      <text:p text:style-name="P29">With “save Area” you can save the area shown of the map (parts 3-6). This is not exactly the “nor­mal area” of the main window, since the movie has a defined aspect ratio. You can save the area either as a GPX- or dy<text:span text:style-name="T85">b</text:span>-file (the native format of dyjtrack). There are at least the following uses for these files:</text:p>
      <text:list xml:id="list1433718668" text:style-name="L7">
        <text:list-item>
          <text:p text:style-name="P69">If you want to show on an overview map the area of an detail map do it as follow: Create the detail-map with or without tracks, as picture or film, save the area of it in a GPX-File. Then create the overview map. Include this GPX-File as one track (Add GPX). This way you get a map with a rectangle marking the area of the first map.</text:p>
        </text:list-item>
        <text:list-item>
          <text:p text:style-name="P69">You want to make one movie with for example all tracks of one trip and a few movies with parts of that trip. If you want to start all detail-maps with the same overview area, you can first create the overview-film saving its area as a dy<text:span text:style-name="T85">b</text:span>-file, than for each detail-film you load this file (load <text:span text:style-name="T85">area</text:span>) after selecting the “Overview-area”-tag. </text:p>
        </text:list-item>
      </text:list>
      <text:list xml:id="list30722785249734" text:continue-list="list30721527483528" text:style-name="Outline">
        <text:list-item>
          <text:list>
            <text:list-item>
              <text:h text:style-name="P51" text:outline-level="2"><text:bookmark-start text:name="__RefHeading__4986_1784923760"/>Options (Edit/Options)<text:bookmark-end text:name="__RefHeading__4986_1784923760"/></text:h>
            </text:list-item>
          </text:list>
        </text:list-item>
      </text:list>
      <text:p text:style-name="P18">here you can set:</text:p>
      <text:list xml:id="list1297604471" text:style-name="L8">
        <text:list-item>
          <text:p text:style-name="P97"><text:span text:style-name="T68">the language </text:span><text:a xlink:type="simple" xlink:href="#3.2.Language (in menu Edit/Options)|outline" text:style-name="Internet_20_link" text:visited-style-name="Visited_20_Internet_20_Link"><text:span text:style-name="T68">see 3.2</text:span></text:a><text:span text:style-name="T68">)</text:span></text:p>
        </text:list-item>
        <text:list-item>
          <text:p text:style-name="P97"><text:span text:style-name="T68">define where files are searched and how paths are saved. (</text:span><text:a xlink:type="simple" xlink:href="#2.Installation:|outline" text:style-name="Internet_20_link" text:visited-style-name="Visited_20_Internet_20_Link"><text:span text:style-name="T68">See under Installation</text:span></text:a><text:span text:style-name="T68">) </text:span></text:p>
        </text:list-item>
        <text:list-item>
          <text:p text:style-name="P71">some settings about the map source</text:p>
        </text:list-item>
      </text:list>
      <text:p text:style-name="P18"/>
      <text:list xml:id="list30723529398251" text:continue-list="list30722785249734" text:style-name="Outline">
        <text:list-item>
          <text:list>
            <text:list-item>
              <text:list>
                <text:list-item>
                  <text:h text:style-name="P56" text:outline-level="3"><text:bookmark-start text:name="__RefHeading__4988_1784923760"/>map Source<text:bookmark-end text:name="__RefHeading__4988_1784923760"/></text:h>
                </text:list-item>
              </text:list>
            </text:list-item>
          </text:list>
        </text:list-item>
      </text:list>
      <text:p text:style-name="P11"><text:span text:style-name="T63">In a </text:span><text:span text:style-name="T78">defSrcP.</text:span><text:span text:style-name="T63">taho </text:span><text:span text:style-name="T78">and mysrc.taho</text:span><text:span text:style-name="T63"> the map sources are </text:span><text:span text:style-name="T79">saved</text:span><text:span text:style-name="T63"> in the block </text:span><text:span text:style-name="T79">&lt;mapPubSrc&gt; or </text:span><text:span text:style-name="T63">&lt;mapallsrc&gt;. For </text:span><text:span text:style-name="T79">more details see the separate </text:span><text:a xlink:type="simple" xlink:href="http://www.dimitri-junker.de/TahoFF_E.pdf" text:style-name="Internet_20_link" text:visited-style-name="Visited_20_Internet_20_Link"><text:span text:style-name="T79">documentation</text:span></text:a><text:span text:style-name="T79">.</text:span></text:p>
      <text:list xml:id="list30722285930044" text:continue-numbering="true" text:style-name="Outline">
        <text:list-item>
          <text:list>
            <text:list-item>
              <text:h text:style-name="P51" text:outline-level="2"><text:bookmark-start text:name="__RefHeading__1479_946798650"/>File / load project<text:bookmark-end text:name="__RefHeading__1479_946798650"/></text:h>
            </text:list-item>
          </text:list>
        </text:list-item>
      </text:list>
      <text:p text:style-name="P13">Here you can load a project saved by DYJ-Track</text:p>
      <text:list xml:id="list30723444279038" text:continue-numbering="true" text:style-name="Outline">
        <text:list-item>
          <text:list>
            <text:list-item>
              <text:h text:style-name="P51" text:outline-level="2"><text:bookmark-start text:name="__RefHeading__1248_1387801831"/>File / add project<text:bookmark-end text:name="__RefHeading__1248_1387801831"/></text:h>
            </text:list-item>
          </text:list>
        </text:list-item>
      </text:list>
      <text:p text:style-name="P13">Here you can add a project without deleting the actual one.</text:p>
      <text:list xml:id="list30723033622672" text:continue-numbering="true" text:style-name="Outline">
        <text:list-item>
          <text:list>
            <text:list-item>
              <text:h text:style-name="P51" text:outline-level="2"><text:bookmark-start text:name="__RefHeading__1481_946798650"/>File / save project<text:bookmark-end text:name="__RefHeading__1481_946798650"/></text:h>
            </text:list-item>
          </text:list>
        </text:list-item>
      </text:list>
      <text:p text:style-name="P13">Here you can save all settings to a file.</text:p>
      <text:list xml:id="list30722396934286" text:continue-numbering="true" text:style-name="Outline">
        <text:list-item>
          <text:list>
            <text:list-item>
              <text:h text:style-name="P51" text:outline-level="2"><text:bookmark-start text:name="__RefHeading__1250_1387801831"/>File / save project as<text:bookmark-end text:name="__RefHeading__1250_1387801831"/></text:h>
            </text:list-item>
          </text:list>
        </text:list-item>
      </text:list>
      <text:p text:style-name="P13">Here you can save all settings to a file with a new path.</text:p>
      <text:list xml:id="list30722065538925" text:continue-numbering="true" text:style-name="Outline">
        <text:list-item>
          <text:list>
            <text:list-item>
              <text:h text:style-name="P51" text:outline-level="2"><text:bookmark-start text:name="__RefHeading__1483_946798650"/>File / export project<text:bookmark-end text:name="__RefHeading__1483_946798650"/></text:h>
            </text:list-item>
          </text:list>
        </text:list-item>
      </text:list>
      <text:p text:style-name="P29">In addition to saving the project-file this also copies all needed GPX-Files into a sub-folder. This way you can easily transfer a hole project. But take care, if you overwrite a project the sub-folder will be erased first to make space for the files, so do not stare any other files there.</text:p>
      <text:list xml:id="list30723314383320" text:continue-numbering="true" text:style-name="Outline">
        <text:list-item>
          <text:h text:style-name="P43" text:outline-level="1"><text:bookmark-start text:name="__RefHeading__4990_1784923760"/><text:soft-page-break/>Legal matter and availability:<text:bookmark-end text:name="__RefHeading__4990_1784923760"/></text:h>
          <text:list>
            <text:list-item>
              <text:h text:style-name="P49" text:outline-level="2"><text:bookmark-start text:name="__RefHeading___Toc2886_719061994"/>License<text:bookmark-end text:name="__RefHeading___Toc2886_719061994"/></text:h>
            </text:list-item>
          </text:list>
        </text:list-item>
      </text:list>
      <text:p text:style-name="P5"><text:span text:style-name="T68">This program is under the </text:span><text:a xlink:type="simple" xlink:href="http://www.gnu.org/licenses/gpl.html" text:style-name="Internet_20_link" text:visited-style-name="Visited_20_Internet_20_Link"><text:span text:style-name="T68">GPL V3 License</text:span></text:a><text:span text:style-name="T68">. </text:span></text:p>
      <text:p text:style-name="P15"/>
      <text:p text:style-name="Standard"><text:span text:style-name="T69">From Version 2 on this Program is created with </text:span><text:a xlink:type="simple" xlink:href="http://www.qt.io/ide/" text:style-name="Internet_20_link" text:visited-style-name="Visited_20_Internet_20_Link"><text:span text:style-name="T70">QT-Creator</text:span></text:a><text:span text:style-name="T69"> and </text:span><text:span text:style-name="T68">dynamically linked to the </text:span><text:a xlink:type="simple" xlink:href="http://www.qt.io/download/" text:style-name="Internet_20_link" text:visited-style-name="Visited_20_Internet_20_Link"><text:span text:style-name="T68">QT-</text:span></text:a><text:a xlink:type="simple" xlink:href="http://www.qt.io/download/" text:style-name="Internet_20_link" text:visited-style-name="Visited_20_Internet_20_Link"><text:span text:style-name="T68">Librarys</text:span></text:a><text:span text:style-name="T68"> (V5.x). These are under the </text:span><text:a xlink:type="simple" xlink:href="http://www.gnu.org/licenses/lgpl-2.1.html" text:style-name="Internet_20_link" text:visited-style-name="Visited_20_Internet_20_Link"><text:span text:style-name="T68">LGPL V2.1.</text:span></text:a></text:p>
      <text:p text:style-name="P7"><text:span text:style-name="T69">The license of the maps has to be respected in any case. If you publish for example OSM maps you have to mark there origin. For details see: </text:span><text:a xlink:type="simple" xlink:href="http://wiki.openstreetmap.org/wiki/Legal_FAQ#I_would_like_to_use_OpenStreetMap_maps._How_should_I_credit_you.3F" text:style-name="Internet_20_link" text:visited-style-name="Visited_20_Internet_20_Link"><text:span text:style-name="T70">OSM-FAQ</text:span></text:a><text:span text:style-name="T68">. If you use maps of an other origin please find out for your self what to do. </text:span></text:p>
      <text:list xml:id="list30723040788956" text:continue-numbering="true" text:style-name="Outline">
        <text:list-item>
          <text:list>
            <text:list-item>
              <text:h text:style-name="P53" text:outline-level="2"><text:bookmark-start text:name="__RefHeading___Toc2888_719061994"/><text:bookmark-start text:name="__DdeLink__4150_3418569117"/>Source Code<text:bookmark-end text:name="__RefHeading___Toc2888_719061994"/></text:h>
            </text:list-item>
          </text:list>
        </text:list-item>
      </text:list>
      <text:p text:style-name="P16"><text:span text:style-name="T80">T</text:span><text:span text:style-name="T63">the source code will now be distributed via </text:span><text:a xlink:type="simple" xlink:href="https://github.com/DimitriJunker/DYJOSM" text:style-name="Internet_20_link" text:visited-style-name="Visited_20_Internet_20_Link"><text:span text:style-name="T63">Github</text:span></text:a><text:span text:style-name="T63">.</text:span></text:p>
      <text:p text:style-name="P16">At the top level there are <text:bookmark-start text:name="__DdeLink__4158_3418569117"/>dyj<text:span text:style-name="T83">track</text:span><text:bookmark-end text:name="__DdeLink__4158_3418569117"/>.pro and taho.pro and the directories Taho, <text:span text:style-name="T81">dyjtrack</text:span> and myLibsQT. In <text:span text:style-name="T81">all three</text:span> directories i<text:span text:style-name="T82">s</text:span> a corresponding .pro The former are the one to create one of the two programs, <text:span text:style-name="T81">they</text:span> <text:span text:style-name="T83">each </text:span>run mylibsqt.pro and the respective pro in the appropriate subfolder.</text:p>
      <text:p text:style-name="P16">In the installation folder are the two iss files for InnoSetup to create the 32 or 64bit installation files.<text:bookmark-start text:name="__DdeLink__3054_1814866191"/></text:p>
      <text:list xml:id="list30723569801491" text:continue-numbering="true" text:style-name="Outline">
        <text:list-item>
          <text:list>
            <text:list-item>
              <text:list>
                <text:list-item>
                  <text:h text:style-name="P55" text:outline-level="3"><text:bookmark-start text:name="__RefHeading___Toc7939_2461276693"/>Nomenclature of Branches / Comits <text:bookmark-end text:name="__RefHeading___Toc7939_2461276693"/></text:h>
                </text:list-item>
              </text:list>
            </text:list-item>
          </text:list>
        </text:list-item>
      </text:list>
      <text:p text:style-name="P16">For<text:bookmark-end text:name="__DdeLink__3054_1814866191"/> each published binary version there should be a matching comit, e.g. dyj<text:span text:style-name="T83">track</text:span>_<text:span text:style-name="T83">2</text:span>.8. Since <text:span text:style-name="T81">I</text:span> do<text:span text:style-name="T81">n</text:span>’t want to release a new version for every small change, I suggest adding a letter to the version number for each change point <text:span text:style-name="T81">to</text:span> the version number. So <text:bookmark-start text:name="__DdeLink__4160_3418569117"/><text:bookmark-start text:name="__DdeLink__4162_3418569117"/>dyj<text:span text:style-name="T83">track</text:span><text:bookmark-end text:name="__DdeLink__4162_3418569117"/>_<text:span text:style-name="T83">2</text:span>.8<text:bookmark-end text:name="__DdeLink__4160_3418569117"/>a for the first, then dyj<text:span text:style-name="T83">track</text:span>_<text:span text:style-name="T83">2</text:span>.8b, ... and finally dyj<text:span text:style-name="T83">track</text:span>_<text:span text:style-name="T83">2</text:span>.8 Since the repository also contains the sources for <text:span text:style-name="T83">Taho</text:span>, the Taho_ or dyjtrack_ is needed at the beginning.<text:bookmark-start text:name="__DdeLink__3057_1814866191"/></text:p>
      <text:p text:style-name="P16"><text:span text:style-name="T38">After the link you have to copy the necessary dlls ... to </text:span>dyj<text:span text:style-name="T83">track</text:span><text:span text:style-name="T38"> exe, this is most easily done with the tool windeployqt.exe. </text:span><text:span text:style-name="T81">Which on my computer is under</text:span><text:span text:style-name="T38">: C: \ Qt \ 5.12.0 \ mingw73_64 \ bin \ windeployqt.exe The exact path depends of course on the installation location of QT and the chosen kit.</text:span><text:bookmark-end text:name="__DdeLink__4150_3418569117"/><text:bookmark-end text:name="__DdeLink__3057_1814866191"/></text:p>
      <text:p text:style-name="P15"/>
      <text:p text:style-name="P15">Dimitri Junker<text:span text:style-name="T1"> </text:span></text:p>
      <text:list xml:id="list30723266985415" text:continue-numbering="true" text:style-name="Outline">
        <text:list-item>
          <text:h text:style-name="P44" text:outline-level="1"><text:bookmark-start text:name="__RefHeading__756_141089408"/>History since version <text:span text:style-name="T62">2</text:span>.00<text:bookmark-end text:name="__RefHeading__756_141089408"/><text:bookmark text:name="__DdeLink__3780_1825291435"/></text:h>
        </text:list-item>
      </text:list>
      <text:p text:style-name="P33"><text:span text:style-name="T41">2</text:span><text:bookmark-start text:name="__DdeLink__1275_130254367711111"/><text:span text:style-name="T39">.0</text:span><text:span text:style-name="T46">9</text:span><text:span text:style-name="T44"> </text:span><text:span text:style-name="T42">from</text:span><text:span text:style-name="T39"> </text:span><text:span text:style-name="T45">1</text:span><text:span text:style-name="T43">.</text:span><text:span text:style-name="T45">M</text:span><text:span text:style-name="T44">a</text:span><text:span text:style-name="T46">y</text:span><text:span text:style-name="T39">.20</text:span><text:span text:style-name="T46">20</text:span><text:bookmark-end text:name="__DdeLink__1275_130254367711111"/></text:p>
      <text:list xml:id="list605360505" text:style-name="L9">
        <text:list-item>
          <text:p text:style-name="P93"><text:span text:style-name="T47">A</text:span><text:span text:style-name="T38">rea Files now have the extension .dyb instead of dyt, but you can still load dyt.</text:span></text:p>
        </text:list-item>
        <text:list-item>
          <text:p text:style-name="P73">Temporary files are now saved where the OS wants them.</text:p>
        </text:list-item>
        <text:list-item>
          <text:p text:style-name="P73">Error outputs improved and the writing of a log file provided.</text:p>
        </text:list-item>
        <text:list-item>
          <text:p text:style-name="P73">The Airports.csv URL had changed.</text:p>
        </text:list-item>
        <text:list-item>
          <text:p text:style-name="P73">At some points the program now remembers the path last used.</text:p>
        </text:list-item>
        <text:list-item>
          <text:p text:style-name="P94"><text:span text:style-name="T38">At the end of the program, </text:span><text:span text:style-name="T48">now </text:span><text:span text:style-name="T38">you are asked whether the settings should be saved.</text:span></text:p>
        </text:list-item>
        <text:list-item>
          <text:p text:style-name="P94"><text:span text:style-name="T38">The progress bar now runs better when creating an image or video.</text:span></text:p>
        </text:list-item>
      </text:list>
      <text:p text:style-name="P33"><text:span text:style-name="T41">2</text:span><text:bookmark-start text:name="__DdeLink__1275_13025436771111"/><text:span text:style-name="T39">.0</text:span><text:span text:style-name="T45">8</text:span><text:span text:style-name="T44"> </text:span><text:span text:style-name="T42">from</text:span><text:span text:style-name="T39"> </text:span><text:span text:style-name="T45">14</text:span><text:span text:style-name="T43">.</text:span><text:span text:style-name="T45">M</text:span><text:span text:style-name="T44">a</text:span><text:span text:style-name="T45">r</text:span><text:span text:style-name="T39">.201</text:span><text:span text:style-name="T44">9</text:span><text:bookmark-end text:name="__DdeLink__1275_13025436771111"/></text:p>
      <text:list xml:id="list1764045196" text:style-name="L10">
        <text:list-item>
          <text:p text:style-name="P74">Mainly internal changes, in the use nothing should have changed.</text:p>
        </text:list-item>
        <text:list-item>
          <text:p text:style-name="P74">Now there are both 32 and 64 bit versions.</text:p>
        </text:list-item>
        <text:list-item>
          <text:p text:style-name="P74">The old install was missing the Platforms folder</text:p>
        </text:list-item>
      </text:list>
      <text:p text:style-name="P82"/>
      <text:p text:style-name="P100"><text:bookmark-start text:name="__DdeLink__9529_2461276693"/><text:span text:style-name="T41">2</text:span><text:bookmark-start text:name="__DdeLink__1275_1302543677111"/><text:span text:style-name="T39">.0</text:span><text:span text:style-name="T44">7 </text:span><text:span text:style-name="T42">from</text:span><text:span text:style-name="T39"> </text:span><text:span text:style-name="T40">9</text:span><text:span text:style-name="T43">.</text:span><text:span text:style-name="T42">J</text:span><text:span text:style-name="T44">a</text:span><text:span text:style-name="T42">n</text:span><text:span text:style-name="T39">.201</text:span><text:span text:style-name="T44">9</text:span><text:bookmark-end text:name="__DdeLink__1275_1302543677111"/></text:p>
      <text:list xml:id="list30722568276892" text:continue-numbering="true" text:style-name="L10">
        <text:list-item>
          <text:p text:style-name="P72"><text:span text:style-name="T61">As placeholders</text:span><text:bookmark-start text:name="__DdeLink__1396_1751400362"/> in <text:span text:style-name="T61">the source</text:span> URLs <text:s/><text:span text:style-name="T61">now not only</text:span> $x <text:span text:style-name="T61">can be used but also</text:span> {x} <text:span text:style-name="T61">a</text:span>nd ${x}, <text:s/><text:span text:style-name="T61">Same for y and z. </text:span><text:bookmark-end text:name="__DdeLink__1396_1751400362"/><text:span text:style-name="T61">A new placeholder for ID i added.</text:span></text:p>
        </text:list-item>
        <text:list-item>
          <text:p text:style-name="P83"><text:span text:style-name="T17">The source </text:span><text:bookmark-start text:name="__DdeLink__1400_1954125955"/><text:span text:style-name="T7">URLs </text:span><text:span text:style-name="T17">are now only saved in</text:span><text:span text:style-name="T7"> defsrcP.taho </text:span><text:span text:style-name="T17">a</text:span><text:span text:style-name="T7">nd mydefsrc.taho, </text:span><text:span text:style-name="T17">not anymore in the program itself. Therefore „Exp</text:span><text:span text:style-name="T7">ort Src" </text:span><text:span text:style-name="T17">was </text:span><text:span text:style-name="T16">o</text:span><text:span text:style-name="T7">bsolet</text:span><text:span text:style-name="T17">e</text:span><text:span text:style-name="T7">.</text:span><text:bookmark-end text:name="__DdeLink__1400_1954125955"/><text:span text:style-name="T7"> </text:span><text:bookmark-end text:name="__DdeLink__9529_2461276693"/></text:p>
        </text:list-item>
        <text:list-item>
          <text:p text:style-name="P83"><text:span text:style-name="T17">Therefore</text:span><text:span text:style-name="T16"> </text:span><text:span text:style-name="T17">the default Source has now to be marked in these files. For this</text:span><text:bookmark-start text:name="__DdeLink__1394_1751400362"/><text:span text:style-name="T7"> Typ=100</text:span><text:bookmark-end text:name="__DdeLink__1394_1751400362"/><text:span text:style-name="T7"> </text:span><text:span text:style-name="T17">is used.</text:span></text:p>
        </text:list-item>
        <text:list-item>
          <text:p text:style-name="P75">If a tile could not be loaded Taho tried to load the same from the default source. This was not really useful and difficult, so I deleted it.</text:p>
        </text:list-item>
        <text:list-item>
          <text:p text:style-name="P72"><text:span text:style-name="T60">many</text:span> URLs <text:span text:style-name="T60">begin now with</text:span> https <text:span text:style-name="T60">instead of Http and hat to be updated</text:span></text:p>
        </text:list-item>
        <text:list-item>
          <text:p text:style-name="P75">Since taho uses an installer the settings „prg-Directory“ and „relative Path“ don‘t really made sense anymore, so I deleted them too.</text:p>
        </text:list-item>
        <text:list-item>
          <text:p text:style-name="P75">Other small Bugs repaired.</text:p>
        </text:list-item>
      </text:list>
      <text:p text:style-name="P19"/>
      <text:p text:style-name="P32"><text:span text:style-name="T41">2</text:span><text:bookmark-start text:name="__DdeLink__1275_130254367711"/><text:span text:style-name="T40">.06 </text:span><text:span text:style-name="T42">from</text:span><text:span text:style-name="T40"> 9</text:span><text:span text:style-name="T43">.</text:span><text:span text:style-name="T42">Jun</text:span><text:span text:style-name="T40">.2018</text:span><text:bookmark-end text:name="__DdeLink__1275_130254367711"/></text:p>
      <text:list xml:id="list91220732" text:style-name="L11">
        <text:list-item>
          <text:p text:style-name="P96"><text:span text:style-name="T59">If you changed the Start date of a </text:span><text:s/>gpx File <text:span text:style-name="T59">this had no effect on the Display or sorting</text:span>.</text:p>
        </text:list-item>
        <text:list-item>
          <text:p text:style-name="P96">SortByDate <text:span text:style-name="T59">was</text:span> <text:span text:style-name="T59">not</text:span> <text:span text:style-name="T59">saved in the</text:span> dyt <text:span text:style-name="T59">fie</text:span>.</text:p>
        </text:list-item>
        <text:list-item>
          <text:p text:style-name="P76">In the options of a gpx-file you can now choose the color between ‘normal’, ‘flight’ or any other.</text:p>
        </text:list-item>
        <text:list-item>
          <text:p text:style-name="P95"><text:span text:style-name="T58">There are two</text:span> URLs <text:span text:style-name="T58">used</text:span> in <text:span text:style-name="T59">DYJTrack</text:span>, <text:span text:style-name="T58">these were</text:span>:</text:p>
          <text:p text:style-name="P60"><text:a xlink:type="simple" xlink:href="http://www.oche.de/~junker/OSM/taho/tna.png" text:style-name="Internet_20_link" text:visited-style-name="Visited_20_Internet_20_Link"><text:span text:style-name="T53">http://www.oche.de/~junker/OSM/taho/tna.png</text:span></text:a><text:span text:style-name="T54"><text:line-break/></text:span><text:a xlink:type="simple" xlink:href="http://www.oche.de/~junker/OSM/bbox-tool/bbox.html" text:style-name="Internet_20_link" text:visited-style-name="Visited_20_Internet_20_Link"><text:span text:style-name="T63">http://www.oche.de/~junker/OSM/bbox-tool/bbox.html</text:span></text:a><text:span text:style-name="T53"><text:line-break/></text:span><text:span text:style-name="T55">Since the </text:span><text:span text:style-name="T56">Oche.de </text:span><text:span text:style-name="T55">shut down, I had to change them.</text:span><text:span text:style-name="T56"> </text:span><text:span text:style-name="T55">They are now on</text:span><text:span text:style-name="T56">:</text:span><text:span text:style-name="T54"> </text:span><text:a xlink:type="simple" xlink:href="https://dimitrijunker.lima-city.de/OSM/" text:style-name="Internet_20_link" text:visited-style-name="Visited_20_Internet_20_Link"><text:span text:style-name="T63">https://dimitrijunker.lima-city.de/OSM/</text:span></text:a><text:span text:style-name="T54"> </text:span><text:span text:style-name="T55">This</text:span><text:span text:style-name="T56"> URL is </text:span><text:span text:style-name="T55">now</text:span><text:span text:style-name="T56"> </text:span><text:span text:style-name="T55">configurable in the </text:span><text:span text:style-name="T57">dyt</text:span><text:span text:style-name="T56">-</text:span><text:span text:style-name="T55">f</text:span><text:span text:style-name="T56">ile.<text:line-break/></text:span></text:p>
        </text:list-item>
      </text:list>
      <text:p text:style-name="P23"><text:span text:style-name="T32">2</text:span><text:bookmark-start text:name="__DdeLink__1275_13025436771"/><text:span text:style-name="T29">.0</text:span><text:span text:style-name="T33">5</text:span><text:span text:style-name="T29"> </text:span><text:span text:style-name="T51">from</text:span><text:span text:style-name="T29"> </text:span><text:span text:style-name="T33">25.</text:span><text:span text:style-name="T51">Jul</text:span><text:span text:style-name="T29">.201</text:span><text:span text:style-name="T33">7</text:span><text:bookmark-end text:name="__DdeLink__1275_13025436771"/></text:p>
      <text:list xml:id="list1318990357" text:style-name="L12">
        <text:list-header>
          <text:p text:style-name="P86"/>
        </text:list-header>
        <text:list-item>
          <text:p text:style-name="P77">The window title contains now the project path</text:p>
        </text:list-item>
        <text:list-item>
          <text:p text:style-name="P84"><text:span text:style-name="T15">New</text:span><text:span text:style-name="T14"> Men</text:span><text:span text:style-name="T15">u </text:span><text:span text:style-name="T14">p</text:span><text:span text:style-name="T15">oi</text:span><text:span text:style-name="T14">nt „</text:span><text:span text:style-name="T15">new</text:span><text:span text:style-name="T14"> </text:span><text:span text:style-name="T15">project</text:span><text:span text:style-name="T14">“</text:span></text:p>
        </text:list-item>
        <text:list-item>
          <text:p text:style-name="P84"><text:span text:style-name="T15">manually</text:span><text:span text:style-name="T14"> </text:span><text:span text:style-name="T15">entered</text:span><text:span text:style-name="T14"> </text:span><text:span text:style-name="T15">values</text:span><text:span text:style-name="T14"> f</text:span><text:span text:style-name="T15">o</text:span><text:span text:style-name="T14">r </text:span><text:span text:style-name="T15">the</text:span><text:span text:style-name="T14"> </text:span><text:span text:style-name="T15">areas</text:span><text:span text:style-name="T14"> </text:span><text:span text:style-name="T15">were</text:span><text:span text:style-name="T14"> </text:span><text:span text:style-name="T15">ignored</text:span><text:span text:style-name="T14">.<text:line-break/></text:span></text:p>
        </text:list-item>
      </text:list>
      <text:p text:style-name="P26"><text:bookmark-start text:name="__DdeLink__1275_1302543677"/><text:span text:style-name="T35">2</text:span><text:span text:style-name="T29">.0</text:span><text:span text:style-name="T34">4</text:span><text:span text:style-name="T29"> </text:span><text:span text:style-name="T36">from</text:span><text:span text:style-name="T29"> </text:span><text:span text:style-name="T35">7</text:span><text:span text:style-name="T29">.</text:span><text:span text:style-name="T36">Aug</text:span><text:span text:style-name="T29">.201</text:span><text:span text:style-name="T34">6</text:span><text:bookmark-end text:name="__DdeLink__1275_1302543677"/><text:span text:style-name="T50"><text:line-break/></text:span></text:p>
      <text:list xml:id="list723008766" text:style-name="L13">
        <text:list-item>
          <text:p text:style-name="P78">Some sources are gone, some have moved and there are new ones too. </text:p>
        </text:list-item>
        <text:list-item>
          <text:p text:style-name="P85"><text:span text:style-name="T13">Same change in the management of </text:span><text:bookmark-start text:name="__DdeLink__1277_1302543677"/><text:span text:style-name="T12"><text:s/></text:span><text:bookmark-start text:name="__DdeLink__3754_1302543677"/><text:span text:style-name="T12">obsolete</text:span><text:bookmark-end text:name="__DdeLink__3754_1302543677"/><text:span text:style-name="T12"> </text:span><text:span text:style-name="T13">sources, so now they are also in the </text:span><text:span text:style-name="T12"><text:s/>*.taho File</text:span><text:bookmark-end text:name="__DdeLink__1277_1302543677"/></text:p>
        </text:list-item>
        <text:list-item>
          <text:p text:style-name="P90"><text:span text:style-name="T12">C</text:span><text:span text:style-name="T7">opyright-dialogue added<text:line-break/></text:span></text:p>
        </text:list-item>
      </text:list>
      <text:p text:style-name="P21"><text:span text:style-name="T29">2.0</text:span><text:span text:style-name="T30">3</text:span><text:span text:style-name="T29"> </text:span><text:span text:style-name="T31">fr</text:span><text:span text:style-name="T29">om 1</text:span><text:span text:style-name="T30">4</text:span><text:span text:style-name="T29">.</text:span><text:span text:style-name="T31">Apr</text:span><text:span text:style-name="T29">.201</text:span><text:span text:style-name="T30">6</text:span><text:span text:style-name="T29"><text:line-break/></text:span></text:p>
      <text:list xml:id="list1902312317" text:style-name="L14">
        <text:list-item>
          <text:p text:style-name="P87"><text:span text:style-name="T10">The</text:span><text:span text:style-name="T9"> Tiles w</text:span><text:span text:style-name="T10">ere</text:span><text:span text:style-name="T9"> n</text:span><text:span text:style-name="T10">o</text:span><text:span text:style-name="T9">t </text:span><text:span text:style-name="T10">read from </text:span><text:span text:style-name="T9">Cache </text:span><text:span text:style-name="T10">but downloaded for every Frame → verry slow</text:span><text:span text:style-name="T9">.</text:span></text:p>
        </text:list-item>
        <text:list-item>
          <text:p text:style-name="P87"><text:span text:style-name="T10">The reading routine for</text:span><text:span text:style-name="T9"> DYT Files ha</text:span><text:span text:style-name="T10">d an error, so that for example the dates of flights were lost</text:span><text:span text:style-name="T9">.</text:span></text:p>
        </text:list-item>
        <text:list-item>
          <text:p text:style-name="P88"><text:span text:style-name="T9">S</text:span><text:span text:style-name="T10">ome new keyboard </text:span><text:span text:style-name="T8">shortcuts </text:span><text:span text:style-name="T10">to delete and change</text:span><text:span text:style-name="T8"> Gpx-Files </text:span><text:span text:style-name="T10">or flights</text:span><text:span text:style-name="T8">.</text:span></text:p>
        </text:list-item>
        <text:list-item>
          <text:p text:style-name="P88"><text:span text:style-name="T11">Thee menu Help didn't worked.</text:span><text:span text:style-name="T8"><text:line-break/></text:span></text:p>
        </text:list-item>
      </text:list>
      <text:p text:style-name="P24"><text:bookmark-start text:name="__DdeLink__1568_209087110"/>2.0<text:span text:style-name="T37">2</text:span> from 1<text:span text:style-name="T37">9</text:span>.<text:span text:style-name="T37">Oct</text:span>.15</text:p>
      <text:p text:style-name="P22"/>
      <text:list xml:id="list2729778518" text:style-name="L15">
        <text:list-item>
          <text:p text:style-name="P98"><text:bookmark-end text:name="__DdeLink__1568_209087110"/><text:span text:style-name="T68">Finaly a better solution for the </text:span><text:a xlink:type="simple" xlink:href="#3.6.Edit/ make html|outline" text:style-name="Internet_20_link" text:visited-style-name="Visited_20_Internet_20_Link"><text:span text:style-name="T68">openlayers problem</text:span></text:a><text:span text:style-name="T68">.</text:span></text:p>
        </text:list-item>
        <text:list-item>
          <text:p text:style-name="P65">Errors at the Tile-Download weren't showed properly.</text:p>
        </text:list-item>
        <text:list-item>
          <text:p text:style-name="P65">Now with Installer</text:p>
          <text:p text:style-name="P79"/>
        </text:list-item>
      </text:list>
      <text:p text:style-name="P25"/>
      <text:p text:style-name="P99">2.01 from 10.May.15</text:p>
      <text:p text:style-name="P25"/>
      <text:list xml:id="list3555454894" text:style-name="L16">
        <text:list-item>
          <text:p text:style-name="P80">A lot of bug fixes while using the program to make films.<text:line-break/></text:p>
        </text:list-item>
      </text:list>
      <text:p text:style-name="P25">2.00ß V2 from 6.Dec.14</text:p>
      <text:p text:style-name="P22"/>
      <text:list xml:id="list2159632247" text:style-name="L17">
        <text:list-item>
          <text:p text:style-name="P91"><text:span text:style-name="T7">In the Binary-packege was a dll missing. So there is no change in the program and no new Source-package</text:span><text:bookmark-start text:name="__DdeLink__753_141089408"/><text:span text:style-name="T29"><text:line-break/></text:span></text:p>
        </text:list-item>
      </text:list>
      <text:p text:style-name="P22">2.00ß from 2.Dec.14</text:p>
      <text:p text:style-name="P22"/>
      <text:list xml:id="list3275652148" text:style-name="L18">
        <text:list-item>
          <text:p text:style-name="P81">First Version created with QT<text:bookmark-end text:name="__DdeLink__753_141089408"/>-Creator. Therefore many internal changes (almost new Program) but little changes for the User, but since it is still little tested I added the ß<text:line-break/></text:p>
        </text:list-item>
      </text:list>
      <text:list xml:id="list30722433123415" text:continue-list="list30723266985415" text:style-name="Outline">
        <text:list-item>
          <text:h text:style-name="P42" text:outline-level="1"><text:bookmark-start text:name="__RefHeading__3039_1626246058"/>Known Bugs and Outlook<text:bookmark-end text:name="__RefHeading__3039_1626246058"/></text:h>
        </text:list-item>
      </text:list>
      <text:list xml:id="list1673768049" text:style-name="L19">
        <text:list-item>
          <text:p text:style-name="P92">There might be problems with maps of the polar regions.</text:p>
        </text:list-item>
        <text:list-item>
          <text:p text:style-name="P92">There should be a better way to edit the taho-Files (sources)</text:p>
        </text:list-item>
        <text:list-item>
          <text:p text:style-name="P92">There should be a better way to define areas then using Bbox-Tool</text:p>
        </text:list-item>
        <text:list-item>
          <text:p text:style-name="P92">if your english is better than mine please help find my error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face style:name="Tahoma" svg:font-family="Tahoma"/>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Anleitung_20_3" style:display-name="Anleitung 3" style:family="paragraph" style:parent-style-name="Anleitung_20_2" style:next-style-name="Standard" style:default-outline-level="3" style:list-style-name="Outline">
      <style:text-properties fo:font-size="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imitri Junker</meta:initial-creator>
    <meta:creation-date>2010-07-17T02:05:34.75</meta:creation-date>
    <dc:date>2020-05-02T03:07:21.218000000</dc:date>
    <meta:editing-duration>PT22H44M24S</meta:editing-duration>
    <meta:editing-cycles>64</meta:editing-cycles>
    <meta:generator>LibreOffice/6.4.1.2$Windows_X86_64 LibreOffice_project/4d224e95b98b138af42a64d84056446d09082932</meta:generator>
    <dc:creator>Dimitri Junker</dc:creator>
    <meta:document-statistic meta:table-count="0" meta:image-count="0" meta:object-count="0" meta:page-count="9" meta:paragraph-count="194" meta:word-count="3787" meta:character-count="20838" meta:non-whitespace-character-count="17276"/>
  </office:meta>
</office:document-meta>
</file>